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3a9102" officeooo:paragraph-rsid="003a9102" style:font-weight-asian="bold" style:font-weight-complex="bold"/>
    </style:style>
    <style:style style:name="P3" style:family="paragraph" style:parent-style-name="Preformatted_20_Text">
      <style:text-properties officeooo:paragraph-rsid="00064966"/>
    </style:style>
    <style:style style:name="P4" style:family="paragraph" style:parent-style-name="Preformatted_20_Text">
      <style:text-properties fo:font-weight="normal" officeooo:rsid="0038ebe0" officeooo:paragraph-rsid="0038ebe0" style:font-weight-asian="normal" style:font-weight-complex="normal"/>
    </style:style>
    <style:style style:name="P5" style:family="paragraph" style:parent-style-name="Preformatted_20_Text">
      <style:text-properties officeooo:paragraph-rsid="0008d7a4"/>
    </style:style>
    <style:style style:name="P6" style:family="paragraph" style:parent-style-name="Preformatted_20_Text">
      <style:text-properties officeooo:paragraph-rsid="0036eeae"/>
    </style:style>
    <style:style style:name="P7" style:family="paragraph" style:parent-style-name="Preformatted_20_Text">
      <style:text-properties officeooo:paragraph-rsid="0036f0c4"/>
    </style:style>
    <style:style style:name="P8" style:family="paragraph" style:parent-style-name="Preformatted_20_Text">
      <style:text-properties officeooo:paragraph-rsid="0038ebe0"/>
    </style:style>
    <style:style style:name="P9" style:family="paragraph" style:parent-style-name="Preformatted_20_Text">
      <style:text-properties officeooo:rsid="00352d0b" officeooo:paragraph-rsid="00064966"/>
    </style:style>
    <style:style style:name="P10" style:family="paragraph" style:parent-style-name="Preformatted_20_Text">
      <style:text-properties officeooo:rsid="0038f7b3" officeooo:paragraph-rsid="0038f7b3"/>
    </style:style>
    <style:style style:name="P11" style:family="paragraph" style:parent-style-name="Preformatted_20_Text">
      <style:text-properties officeooo:rsid="003a9102" officeooo:paragraph-rsid="003a9102"/>
    </style:style>
    <style:style style:name="P12" style:family="paragraph" style:parent-style-name="Preformatted_20_Text">
      <style:text-properties officeooo:paragraph-rsid="003a9102"/>
    </style:style>
    <style:style style:name="P13" style:family="paragraph" style:parent-style-name="Preformatted_20_Text">
      <style:text-properties officeooo:paragraph-rsid="003cd96f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8d7a4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37e90" officeooo:paragraph-rsid="00147da1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0f0055" officeooo:paragraph-rsid="00147da1" style:font-weight-asian="bold" style:font-weight-complex="bold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0f0055" officeooo:paragraph-rsid="000e7c5d" style:font-weight-asian="bold" style:font-weight-complex="bold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064966" officeooo:paragraph-rsid="00147da1" style:font-weight-asian="normal" style:font-weight-complex="normal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a33f5" style:font-weight-asian="normal" style:font-weight-complex="normal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fo:font-weight="bold" officeooo:rsid="00147da1" officeooo:paragraph-rsid="00147da1" style:font-weight-asian="bold" style:font-weight-complex="bold"/>
    </style:style>
    <style:style style:name="P2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2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officeooo:paragraph-rsid="0008d7a4"/>
    </style:style>
    <style:style style:name="P2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15ed1a" officeooo:paragraph-rsid="0015ed1a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27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officeooo:paragraph-rsid="0008d7a4"/>
    </style:style>
    <style:style style:name="P28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1887c" style:font-weight-asian="normal" style:font-weight-complex="normal"/>
    </style:style>
    <style:style style:name="P29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37e90" style:font-weight-asian="normal" style:font-weight-complex="normal"/>
    </style:style>
    <style:style style:name="P30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47da1" officeooo:paragraph-rsid="0005381b" style:font-weight-asian="bold" style:font-weight-complex="bold"/>
    </style:style>
    <style:style style:name="P31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  <style:text-properties officeooo:paragraph-rsid="00064966"/>
    </style:style>
    <style:style style:name="P32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33" style:family="paragraph" style:parent-style-name="Preformatted_20_Text" style:master-page-name="">
      <loext:graphic-properties draw:fill="none"/>
      <style:paragraph-properties fo:margin-left="0.3752in" fo:margin-right="0in" fo:margin-top="0in" fo:margin-bottom="0in" style:contextual-spacing="false" fo:text-indent="-0.25in" style:auto-text-indent="false" style:page-number="auto" fo:background-color="transparent"/>
    </style:style>
    <style:style style:name="P34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/>
      <style:text-properties officeooo:paragraph-rsid="00064966"/>
    </style:style>
    <style:style style:name="P3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paragraph-rsid="00064966"/>
    </style:style>
    <style:style style:name="P36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0dd3f"/>
    </style:style>
    <style:style style:name="P37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37e90"/>
    </style:style>
    <style:style style:name="P38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2a586"/>
    </style:style>
    <style:style style:name="P39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37e90"/>
    </style:style>
    <style:style style:name="P40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41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a81e2"/>
    </style:style>
    <style:style style:name="P42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43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fo:font-weight="normal" officeooo:paragraph-rsid="000bab6a" style:font-weight-asian="normal" style:font-weight-complex="normal"/>
    </style:style>
    <style:style style:name="P44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fo:font-weight="normal" officeooo:rsid="0012a586" officeooo:paragraph-rsid="0012a586" style:font-weight-asian="normal" style:font-weight-complex="normal"/>
    </style:style>
    <style:style style:name="P4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fo:font-weight="normal" officeooo:rsid="00137e90" officeooo:paragraph-rsid="00137e90" style:font-weight-asian="normal" style:font-weight-complex="normal"/>
    </style:style>
    <style:style style:name="P46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47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0dd3f"/>
    </style:style>
    <style:style style:name="P48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37e90"/>
    </style:style>
    <style:style style:name="P49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50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51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52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53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010dd3f" officeooo:paragraph-rsid="00147da1" style:font-weight-asian="bold" style:font-weight-complex="bold"/>
    </style:style>
    <style:style style:name="P54" style:family="paragraph" style:parent-style-name="Preformatted_20_Text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55" style:family="paragraph" style:parent-style-name="Preformatted_20_Text" style:master-page-name="">
      <loext:graphic-properties draw:fill="none"/>
      <style:paragraph-properties fo:margin-left="0.1252in" fo:margin-right="0in" fo:margin-top="0.0398in" fo:margin-bottom="0.0398in" style:contextual-spacing="false" fo:text-indent="0in" style:auto-text-indent="false" style:page-number="auto" fo:background-color="transparent"/>
      <style:text-properties officeooo:rsid="0012a586" officeooo:paragraph-rsid="00137e90"/>
    </style:style>
    <style:style style:name="P5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683b2"/>
    </style:style>
    <style:style style:name="P5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7f164"/>
    </style:style>
    <style:style style:name="P5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paragraph-rsid="002683b2"/>
    </style:style>
    <style:style style:name="P5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2f069" officeooo:paragraph-rsid="0022f069"/>
    </style:style>
    <style:style style:name="P6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6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2f069" officeooo:paragraph-rsid="0022f069" style:font-weight-asian="normal" style:font-weight-complex="normal"/>
    </style:style>
    <style:style style:name="P6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2f069" officeooo:paragraph-rsid="00243a1f" style:font-weight-asian="normal" style:font-weight-complex="normal"/>
    </style:style>
    <style:style style:name="P6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86f8a" style:font-weight-asian="normal" style:font-weight-complex="normal"/>
    </style:style>
    <style:style style:name="P6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a33f5" officeooo:paragraph-rsid="002a33f5" style:font-weight-asian="normal" style:font-weight-complex="normal"/>
    </style:style>
    <style:style style:name="P6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5d92a" officeooo:paragraph-rsid="002f89d1" style:font-weight-asian="normal" style:font-weight-complex="normal"/>
    </style:style>
    <style:style style:name="P6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5d92a"/>
    </style:style>
    <style:style style:name="P6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f89d1"/>
    </style:style>
    <style:style style:name="P6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338647"/>
    </style:style>
    <style:style style:name="P6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7f164"/>
    </style:style>
    <style:style style:name="P7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7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badc4" officeooo:paragraph-rsid="002badc4"/>
    </style:style>
    <style:style style:name="P7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1887c" officeooo:paragraph-rsid="0011887c"/>
    </style:style>
    <style:style style:name="P7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22f069" officeooo:paragraph-rsid="0022f069" style:font-weight-asian="bold" style:font-weight-complex="bold"/>
    </style:style>
    <style:style style:name="P7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286f8a" officeooo:paragraph-rsid="00286f8a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normal" officeooo:rsid="0022f069" officeooo:paragraph-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P7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22f069" officeooo:paragraph-rsid="002c5bb0" style:font-name-asian="Noto Sans Mono CJK SC" style:font-size-asian="10pt" style:font-weight-asian="normal" style:font-name-complex="Liberation Mono" style:font-size-complex="10pt" style:font-weight-complex="normal"/>
    </style:style>
    <style:style style:name="P7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officeooo:rsid="002683b2" officeooo:paragraph-rsid="002683b2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officeooo:rsid="002683b2" officeooo:paragraph-rsid="0027f164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bold" officeooo:rsid="00243a1f" officeooo:paragraph-rsid="002f89d1" style:font-name-asian="Noto Sans Mono CJK SC" style:font-size-asian="10pt" style:font-weight-asian="bold" style:font-name-complex="Liberation Mono" style:font-size-complex="10pt" style:font-weight-complex="bold"/>
    </style:style>
    <style:style style:name="P8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bold" officeooo:rsid="00243a1f" officeooo:paragraph-rsid="0030aca1" style:font-name-asian="Noto Sans Mono CJK SC" style:font-size-asian="10pt" style:font-weight-asian="bold" style:font-name-complex="Liberation Mono" style:font-size-complex="10pt" style:font-weight-complex="bold"/>
    </style:style>
    <style:style style:name="P81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82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font-name="Liberation Mono" fo:font-size="10pt" officeooo:rsid="002c5bb0" officeooo:paragraph-rsid="002c5bb0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84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bab6a"/>
    </style:style>
    <style:style style:name="P85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d3d0b"/>
    </style:style>
    <style:style style:name="P86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style:font-name="Liberation Mono" fo:font-size="10pt" fo:font-weight="normal" officeooo:rsid="0022018c" officeooo:paragraph-rsid="0022018c" style:font-name-asian="Noto Sans Mono CJK SC" style:font-size-asian="10pt" style:font-weight-asian="normal" style:font-name-complex="Liberation Mono" style:font-size-complex="10pt" style:font-weight-complex="normal"/>
    </style:style>
    <style:style style:name="P8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bad22"/>
    </style:style>
    <style:style style:name="P8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d0d75"/>
    </style:style>
    <style:style style:name="P8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1522"/>
    </style:style>
    <style:style style:name="P9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ad22"/>
    </style:style>
    <style:style style:name="P91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d0d75"/>
    </style:style>
    <style:style style:name="P92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bad22"/>
    </style:style>
    <style:style style:name="P93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94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b1522" officeooo:paragraph-rsid="001b1522" style:font-weight-asian="bold" style:font-weight-complex="bold"/>
    </style:style>
    <style:style style:name="P95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1bad22" officeooo:paragraph-rsid="001bad22" style:font-weight-asian="bold" style:font-weight-complex="bold"/>
    </style:style>
    <style:style style:name="P96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19315b" officeooo:paragraph-rsid="0019315b" style:font-weight-asian="normal" style:font-weight-complex="normal"/>
    </style:style>
    <style:style style:name="P9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1b1522" officeooo:paragraph-rsid="001b1522" style:font-weight-asian="normal" style:font-weight-complex="normal"/>
    </style:style>
    <style:style style:name="P9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1522" officeooo:paragraph-rsid="001bad22" style:font-weight-asian="normal" style:font-weight-complex="normal"/>
    </style:style>
    <style:style style:name="P9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ad22" officeooo:paragraph-rsid="001bad22" style:font-weight-asian="normal" style:font-weight-complex="normal"/>
    </style:style>
    <style:style style:name="P10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ad22" officeooo:paragraph-rsid="0022f069" style:font-weight-asian="normal" style:font-weight-complex="normal"/>
    </style:style>
    <style:style style:name="P101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9315b" officeooo:paragraph-rsid="0019315b"/>
    </style:style>
    <style:style style:name="P102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9315b"/>
    </style:style>
    <style:style style:name="P103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bad22"/>
    </style:style>
    <style:style style:name="P104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b1522" officeooo:paragraph-rsid="001b1522"/>
    </style:style>
    <style:style style:name="P105" style:family="paragraph" style:parent-style-name="Preformatted_20_Text" style:master-page-name="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style:page-number="auto" fo:background-color="transparent"/>
      <style:text-properties fo:font-weight="normal" officeooo:rsid="0022018c" officeooo:paragraph-rsid="0022018c" style:font-weight-asian="normal" style:font-weight-complex="normal"/>
    </style:style>
    <style:style style:name="P106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107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7f164" officeooo:paragraph-rsid="0027f164" style:font-weight-asian="normal" style:font-weight-complex="normal"/>
    </style:style>
    <style:style style:name="P108" style:family="paragraph" style:parent-style-name="Preformatted_20_Text">
      <style:paragraph-properties fo:keep-with-next="always"/>
    </style:style>
    <style:style style:name="P109" style:family="paragraph" style:parent-style-name="Preformatted_20_Text">
      <style:paragraph-properties fo:keep-together="always" fo:keep-with-next="always"/>
    </style:style>
    <style:style style:name="P110" style:family="paragraph" style:parent-style-name="Preformatted_20_Text">
      <style:paragraph-properties fo:margin-top="0.0398in" fo:margin-bottom="0.0398in" style:contextual-spacing="false"/>
      <style:text-properties fo:font-weight="normal" officeooo:rsid="00137e90" officeooo:paragraph-rsid="00137e90" style:font-weight-asian="normal" style:font-weight-complex="normal"/>
    </style:style>
    <style:style style:name="P111" style:family="paragraph" style:parent-style-name="Preformatted_20_Text">
      <loext:graphic-properties draw:fill="none"/>
      <style:paragraph-properties fo:margin-left="0.9846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d0d75" officeooo:paragraph-rsid="001bad22" style:font-weight-asian="normal" style:font-weight-complex="normal"/>
    </style:style>
    <style:style style:name="P112" style:family="paragraph" style:parent-style-name="Preformatted_20_Text">
      <style:text-properties fo:font-weight="bold" style:font-weight-asian="bold" style:font-weight-complex="bold"/>
    </style:style>
    <style:style style:name="P113" style:family="paragraph" style:parent-style-name="Preformatted_20_Text">
      <style:text-properties style:font-name="Liberation Mono" fo:font-size="10pt" officeooo:rsid="003a9102" officeooo:paragraph-rsid="0038f7b3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officeooo:rsid="0038f7b3" officeooo:paragraph-rsid="0038f7b3"/>
    </style:style>
    <style:style style:name="P115" style:family="paragraph" style:parent-style-name="Preformatted_20_Text">
      <style:text-properties officeooo:rsid="003eb9f7" officeooo:paragraph-rsid="003eb9f7"/>
    </style:style>
    <style:style style:name="P116" style:family="paragraph" style:parent-style-name="Preformatted_20_Text">
      <style:text-properties officeooo:paragraph-rsid="00064966"/>
    </style:style>
    <style:style style:name="P117" style:family="paragraph" style:parent-style-name="Preformatted_20_Text">
      <style:text-properties officeooo:paragraph-rsid="0038ebe0"/>
    </style:style>
    <style:style style:name="P118" style:family="paragraph" style:parent-style-name="Preformatted_20_Text">
      <style:text-properties officeooo:paragraph-rsid="003cd96f"/>
    </style:style>
    <style:style style:name="P11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2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12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38ebe0"/>
    </style:style>
    <style:style style:name="P12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3eb9f7"/>
    </style:style>
    <style:style style:name="P12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4073ce"/>
    </style:style>
    <style:style style:name="P12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4111ca"/>
    </style:style>
    <style:style style:name="P12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3eb9f7" officeooo:paragraph-rsid="00415db6"/>
    </style:style>
    <style:style style:name="P12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111ca"/>
    </style:style>
    <style:style style:name="P12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11ca" officeooo:paragraph-rsid="00415db6"/>
    </style:style>
    <style:style style:name="P12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415db6" officeooo:paragraph-rsid="00415db6"/>
    </style:style>
    <style:style style:name="P129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130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paragraph-rsid="003eb9f7"/>
    </style:style>
    <style:style style:name="P13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paragraph-rsid="003eb9f7"/>
    </style:style>
    <style:style style:name="P13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3eb9f7" officeooo:paragraph-rsid="003eb9f7"/>
    </style:style>
    <style:style style:name="P133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47da1" officeooo:paragraph-rsid="0005381b" style:font-weight-asian="bold" style:font-weight-complex="bold"/>
    </style:style>
    <style:style style:name="P134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normal" officeooo:rsid="003bf029" officeooo:paragraph-rsid="003bf029" style:font-weight-asian="normal" style:font-weight-complex="normal"/>
    </style:style>
    <style:style style:name="P135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136" style:family="paragraph" style:parent-style-name="Preformatted_20_Text">
      <loext:graphic-properties draw:fill="none"/>
      <style:paragraph-properties fo:margin-left="0.3752in" fo:margin-right="0in" fo:margin-top="0.0398in" fo:margin-bottom="0.0398in" style:contextual-spacing="false" fo:text-indent="-0.1252in" style:auto-text-indent="false" fo:background-color="transparent"/>
      <style:text-properties officeooo:paragraph-rsid="00052f59"/>
    </style:style>
    <style:style style:name="P137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</style:style>
    <style:style style:name="P138" style:family="paragraph" style:parent-style-name="Preformatted_20_Text" style:master-page-name="">
      <style:paragraph-properties fo:keep-together="always" style:page-number="auto" fo:keep-with-next="always"/>
      <style:text-properties officeooo:paragraph-rsid="0038ebe0"/>
    </style:style>
    <style:style style:name="P139" style:family="paragraph" style:parent-style-name="Preformatted_20_Text">
      <style:paragraph-properties fo:keep-together="always" fo:keep-with-next="always"/>
    </style:style>
    <style:style style:name="T1" style:family="text">
      <style:text-properties officeooo:rsid="00052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966" style:font-weight-asian="bold" style:font-weight-complex="bold"/>
    </style:style>
    <style:style style:name="T4" style:family="text">
      <style:text-properties fo:font-weight="bold" officeooo:rsid="000a81e2" style:font-weight-asian="bold" style:font-weight-complex="bold"/>
    </style:style>
    <style:style style:name="T5" style:family="text">
      <style:text-properties fo:font-weight="bold" officeooo:rsid="000bab6a" style:font-weight-asian="bold" style:font-weight-complex="bold"/>
    </style:style>
    <style:style style:name="T6" style:family="text">
      <style:text-properties fo:font-weight="bold" officeooo:rsid="000d3d0b" style:font-weight-asian="bold" style:font-weight-complex="bold"/>
    </style:style>
    <style:style style:name="T7" style:family="text">
      <style:text-properties fo:font-weight="bold" officeooo:rsid="000d9721" style:font-weight-asian="bold" style:font-weight-complex="bold"/>
    </style:style>
    <style:style style:name="T8" style:family="text">
      <style:text-properties fo:font-weight="bold" officeooo:rsid="000e250b" style:font-weight-asian="bold" style:font-weight-complex="bold"/>
    </style:style>
    <style:style style:name="T9" style:family="text">
      <style:text-properties fo:font-weight="bold" officeooo:rsid="0010dd3f" style:font-weight-asian="bold" style:font-weight-complex="bold"/>
    </style:style>
    <style:style style:name="T10" style:family="text">
      <style:text-properties fo:font-weight="bold" officeooo:rsid="00137e90" style:font-weight-asian="bold" style:font-weight-complex="bold"/>
    </style:style>
    <style:style style:name="T11" style:family="text">
      <style:text-properties fo:font-weight="bold" officeooo:rsid="00147da1" style:font-weight-asian="bold" style:font-weight-complex="bold"/>
    </style:style>
    <style:style style:name="T12" style:family="text">
      <style:text-properties fo:font-weight="bold" officeooo:rsid="0016be4b" style:font-weight-asian="bold" style:font-weight-complex="bold"/>
    </style:style>
    <style:style style:name="T13" style:family="text">
      <style:text-properties fo:font-weight="bold" officeooo:rsid="001782c9" style:font-weight-asian="bold" style:font-weight-complex="bold"/>
    </style:style>
    <style:style style:name="T14" style:family="text">
      <style:text-properties fo:font-weight="bold" officeooo:rsid="00202eb2" style:font-weight-asian="bold" style:font-weight-complex="bold"/>
    </style:style>
    <style:style style:name="T15" style:family="text">
      <style:text-properties fo:font-weight="bold" officeooo:rsid="00205828" style:font-weight-asian="bold" style:font-weight-complex="bold"/>
    </style:style>
    <style:style style:name="T16" style:family="text">
      <style:text-properties fo:font-weight="bold" officeooo:rsid="001bad22" style:font-weight-asian="bold" style:font-weight-complex="bold"/>
    </style:style>
    <style:style style:name="T17" style:family="text">
      <style:text-properties fo:font-weight="bold" officeooo:rsid="001b1522" style:font-weight-asian="bold" style:font-weight-complex="bold"/>
    </style:style>
    <style:style style:name="T18" style:family="text">
      <style:text-properties fo:font-weight="bold" officeooo:rsid="00243a1f" style:font-weight-asian="bold" style:font-weight-complex="bold"/>
    </style:style>
    <style:style style:name="T19" style:family="text">
      <style:text-properties fo:font-weight="bold" officeooo:rsid="002683b2" style:font-weight-asian="bold" style:font-weight-complex="bold"/>
    </style:style>
    <style:style style:name="T20" style:family="text">
      <style:text-properties fo:font-weight="bold" officeooo:rsid="0038ebe0" style:font-weight-asian="bold" style:font-weight-complex="bold"/>
    </style:style>
    <style:style style:name="T21" style:family="text">
      <style:text-properties fo:font-weight="bold" officeooo:rsid="003eb9f7" style:font-weight-asian="bold" style:font-weight-complex="bold"/>
    </style:style>
    <style:style style:name="T22" style:family="text">
      <style:text-properties officeooo:rsid="00064966"/>
    </style:style>
    <style:style style:name="T23" style:family="text">
      <style:text-properties officeooo:rsid="0008d7a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64966" style:font-weight-asian="normal" style:font-weight-complex="normal"/>
    </style:style>
    <style:style style:name="T26" style:family="text">
      <style:text-properties fo:font-weight="normal" officeooo:rsid="000a81e2" style:font-weight-asian="normal" style:font-weight-complex="normal"/>
    </style:style>
    <style:style style:name="T27" style:family="text">
      <style:text-properties fo:font-weight="normal" officeooo:rsid="000d3d0b" style:font-weight-asian="normal" style:font-weight-complex="normal"/>
    </style:style>
    <style:style style:name="T28" style:family="text">
      <style:text-properties fo:font-weight="normal" officeooo:rsid="0011887c" style:font-weight-asian="normal" style:font-weight-complex="normal"/>
    </style:style>
    <style:style style:name="T29" style:family="text">
      <style:text-properties fo:font-weight="normal" officeooo:rsid="0012a586" style:font-weight-asian="normal" style:font-weight-complex="normal"/>
    </style:style>
    <style:style style:name="T30" style:family="text">
      <style:text-properties fo:font-weight="normal" officeooo:rsid="00137e90" style:font-weight-asian="normal" style:font-weight-complex="normal"/>
    </style:style>
    <style:style style:name="T31" style:family="text">
      <style:text-properties fo:font-weight="normal" officeooo:rsid="0010dd3f" style:font-weight-asian="normal" style:font-weight-complex="normal"/>
    </style:style>
    <style:style style:name="T32" style:family="text">
      <style:text-properties fo:font-weight="normal" officeooo:rsid="00147da1" style:font-weight-asian="normal" style:font-weight-complex="normal"/>
    </style:style>
    <style:style style:name="T33" style:family="text">
      <style:text-properties fo:font-weight="normal" officeooo:rsid="001782c9" style:font-weight-asian="normal" style:font-weight-complex="normal"/>
    </style:style>
    <style:style style:name="T34" style:family="text">
      <style:text-properties fo:font-weight="normal" officeooo:rsid="0016be4b" style:font-weight-asian="normal" style:font-weight-complex="normal"/>
    </style:style>
    <style:style style:name="T35" style:family="text">
      <style:text-properties fo:font-weight="normal" officeooo:rsid="0015ed1a" style:font-weight-asian="normal" style:font-weight-complex="normal"/>
    </style:style>
    <style:style style:name="T36" style:family="text">
      <style:text-properties fo:font-weight="normal" officeooo:rsid="001bad22" style:font-weight-asian="normal" style:font-weight-complex="normal"/>
    </style:style>
    <style:style style:name="T37" style:family="text">
      <style:text-properties fo:font-weight="normal" officeooo:rsid="001d0d75" style:font-weight-asian="normal" style:font-weight-complex="normal"/>
    </style:style>
    <style:style style:name="T38" style:family="text">
      <style:text-properties fo:font-weight="normal" officeooo:rsid="00202eb2" style:font-weight-asian="normal" style:font-weight-complex="normal"/>
    </style:style>
    <style:style style:name="T39" style:family="text">
      <style:text-properties fo:font-weight="normal" officeooo:rsid="0022018c" style:font-weight-asian="normal" style:font-weight-complex="normal"/>
    </style:style>
    <style:style style:name="T40" style:family="text">
      <style:text-properties fo:font-weight="normal" officeooo:rsid="002badc4" style:font-weight-asian="normal" style:font-weight-complex="normal"/>
    </style:style>
    <style:style style:name="T41" style:family="text">
      <style:text-properties fo:font-weight="normal" officeooo:rsid="002c5bb0" style:font-weight-asian="normal" style:font-weight-complex="normal"/>
    </style:style>
    <style:style style:name="T42" style:family="text">
      <style:text-properties fo:font-weight="normal" officeooo:rsid="002f89d1" style:font-weight-asian="normal" style:font-weight-complex="normal"/>
    </style:style>
    <style:style style:name="T43" style:family="text">
      <style:text-properties fo:font-weight="normal" officeooo:rsid="0030aca1" style:font-weight-asian="normal" style:font-weight-complex="normal"/>
    </style:style>
    <style:style style:name="T44" style:family="text">
      <style:text-properties fo:font-weight="normal" officeooo:rsid="00338647" style:font-weight-asian="normal" style:font-weight-complex="normal"/>
    </style:style>
    <style:style style:name="T45" style:family="text">
      <style:text-properties fo:font-weight="normal" officeooo:rsid="0038f7b3" style:font-weight-asian="normal" style:font-weight-complex="normal"/>
    </style:style>
    <style:style style:name="T46" style:family="text">
      <style:text-properties fo:font-weight="normal" officeooo:rsid="003bf029" style:font-weight-asian="normal" style:font-weight-complex="normal"/>
    </style:style>
    <style:style style:name="T47" style:family="text">
      <style:text-properties fo:font-weight="normal" officeooo:rsid="003eb9f7" style:font-weight-asian="normal" style:font-weight-complex="normal"/>
    </style:style>
    <style:style style:name="T48" style:family="text">
      <style:text-properties officeooo:rsid="000a81e2"/>
    </style:style>
    <style:style style:name="T49" style:family="text">
      <style:text-properties officeooo:rsid="000bab6a"/>
    </style:style>
    <style:style style:name="T50" style:family="text">
      <style:text-properties officeooo:rsid="000d3d0b"/>
    </style:style>
    <style:style style:name="T51" style:family="text">
      <style:text-properties officeooo:rsid="000e250b"/>
    </style:style>
    <style:style style:name="T52" style:family="text">
      <style:text-properties officeooo:rsid="0010dd3f"/>
    </style:style>
    <style:style style:name="T53" style:family="text">
      <style:text-properties officeooo:rsid="0011887c"/>
    </style:style>
    <style:style style:name="T54" style:family="text">
      <style:text-properties officeooo:rsid="00137e90"/>
    </style:style>
    <style:style style:name="T55" style:family="text">
      <style:text-properties officeooo:rsid="00147da1"/>
    </style:style>
    <style:style style:name="T56" style:family="text">
      <style:text-properties officeooo:rsid="0015ed1a"/>
    </style:style>
    <style:style style:name="T57" style:family="text">
      <style:text-properties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58" style:family="text">
      <style:text-properties style:font-name="Liberation Mono" fo:font-size="10pt" fo:font-weight="bold" officeooo:rsid="00243a1f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10pt" fo:font-weight="bold" officeooo:rsid="002683b2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10pt" fo:font-weight="bold" officeooo:rsid="0027f164" style:font-name-asian="Noto Sans Mono CJK SC" style:font-size-asian="10pt" style:font-weight-asian="bold" style:font-name-complex="Liberation Mono" style:font-size-complex="10pt" style:font-weight-complex="bold"/>
    </style:style>
    <style:style style:name="T61" style:family="text">
      <style:text-properties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62" style:family="text">
      <style:text-properties style:font-name="Liberation Mono" fo:font-size="10pt" fo:font-weight="bold" officeooo:rsid="002f89d1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style:font-name="Liberation Mono" fo:font-size="10pt" fo:font-weight="bold" officeooo:rsid="0030aca1" style:font-name-asian="Noto Sans Mono CJK SC" style:font-size-asian="10pt" style:font-weight-asian="bold" style:font-name-complex="Liberation Mono" style:font-size-complex="10pt" style:font-weight-complex="bold"/>
    </style:style>
    <style:style style:name="T64" style:family="text">
      <style:text-properties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6" style:family="text">
      <style:text-properties style:font-name="Liberation Mono" fo:font-size="10pt" fo:font-weight="normal" officeooo:rsid="0016be4b" style:font-name-asian="Noto Sans Mono CJK SC" style:font-size-asian="10pt" style:font-weight-asian="normal" style:font-name-complex="Liberation Mono" style:font-size-complex="10pt" style:font-weight-complex="normal"/>
    </style:style>
    <style:style style:name="T67" style:family="text">
      <style:text-properties style:font-name="Liberation Mono" fo:font-size="10pt" fo:font-weight="normal" officeooo:rsid="00243a1f" style:font-name-asian="Noto Sans Mono CJK SC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Mono" fo:font-size="10pt" fo:font-weight="normal" officeooo: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T69" style:family="text">
      <style:text-properties style:font-name="Liberation Mono" fo:font-size="10pt" fo:font-weight="normal" officeooo:rsid="0022f069" style:font-name-asian="Noto Sans Mono CJK SC" style:font-size-asian="10pt" style:font-weight-asian="normal" style:font-name-complex="Liberation Mono" style:font-size-complex="10pt" style:font-weight-complex="normal"/>
    </style:style>
    <style:style style:name="T70" style:family="text">
      <style:text-properties style:font-name="Liberation Mono" fo:font-size="10pt" fo:font-weight="normal" officeooo:rsid="002683b2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style:font-name="Liberation Mono" fo:font-size="10pt" fo:font-weight="normal" officeooo:rsid="002f1984" style:font-name-asian="Noto Sans Mono CJK SC" style:font-size-asian="10pt" style:font-weight-asian="normal" style:font-name-complex="Liberation Mono" style:font-size-complex="10pt" style:font-weight-complex="normal"/>
    </style:style>
    <style:style style:name="T72" style:family="text">
      <style:text-properties style:font-name="Liberation Mono" fo:font-size="10pt" fo:font-weight="normal" officeooo:rsid="0030aca1" style:font-name-asian="Noto Sans Mono CJK SC" style:font-size-asian="10pt" style:font-weight-asian="normal" style:font-name-complex="Liberation Mono" style:font-size-complex="10pt" style:font-weight-complex="normal"/>
    </style:style>
    <style:style style:name="T73" style:family="text">
      <style:text-properties style:font-name="Liberation Mono" fo:font-size="10pt" fo:font-weight="normal" officeooo:rsid="003257eb" style:font-name-asian="Noto Sans Mono CJK SC" style:font-size-asian="10pt" style:font-weight-asian="normal" style:font-name-complex="Liberation Mono" style:font-size-complex="10pt" style:font-weight-complex="normal"/>
    </style:style>
    <style:style style:name="T74" style:family="text">
      <style:text-properties style:font-name="Liberation Mono" fo:font-size="10pt" fo:font-weight="normal" officeooo:rsid="00338647" style:font-name-asian="Noto Sans Mono CJK SC" style:font-size-asian="10pt" style:font-weight-asian="normal" style:font-name-complex="Liberation Mono" style:font-size-complex="10pt" style:font-weight-complex="normal"/>
    </style:style>
    <style:style style:name="T75" style:family="text">
      <style:text-properties style:font-name="Liberation Mono" fo:font-size="10pt" fo:font-weight="normal" officeooo:rsid="004073ce" style:font-name-asian="Noto Sans Mono CJK SC" style:font-size-asian="10pt" style:font-weight-asian="normal" style:font-name-complex="Liberation Mono" style:font-size-complex="10pt" style:font-weight-complex="normal"/>
    </style:style>
    <style:style style:name="T76" style:family="text">
      <style:text-properties style:font-name="Liberation Mono" fo:font-size="10pt" fo:font-weight="normal" officeooo:rsid="004111ca" style:font-name-asian="Noto Sans Mono CJK SC" style:font-size-asian="10pt" style:font-weight-asian="normal" style:font-name-complex="Liberation Mono" style:font-size-complex="10pt" style:font-weight-complex="normal"/>
    </style:style>
    <style:style style:name="T7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1782c9" style:font-name-asian="Noto Sans Mono CJK SC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205828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2683b2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282bf9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2c5bb0" style:font-name-asian="Noto Sans Mono CJK SC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2f1984" style:font-name-asian="Noto Sans Mono CJK SC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30aca1" style:font-name-asian="Noto Sans Mono CJK SC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352d0b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36f0c4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3a9102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fo:font-style="italic" fo:font-weight="normal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89" style:family="text">
      <style:text-properties style:font-name="Liberation Mono" fo:font-size="10pt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0" style:family="text">
      <style:text-properties style:font-name="Liberation Mono" fo:font-size="10pt" fo:font-style="normal" fo:font-weight="normal" officeooo:rsid="004073ce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1" style:family="text">
      <style:text-properties style:font-name="Liberation Mono" fo:font-size="10pt" fo:font-style="normal" fo:font-weight="normal" officeooo:rsid="004111c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2" style:family="text">
      <style:text-properties style:font-name="Liberation Mono" fo:font-size="10pt" fo:font-style="normal" fo:font-weight="normal" officeooo:rsid="00415db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3" style:family="text">
      <style:text-properties style:font-name="Liberation Mono" fo:font-size="10pt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94" style:family="text">
      <style:text-properties officeooo:rsid="001782c9"/>
    </style:style>
    <style:style style:name="T95" style:family="text">
      <style:text-properties officeooo:rsid="001907fa"/>
    </style:style>
    <style:style style:name="T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01b1522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01bad22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0228554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02badc4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03bf029" style:font-weight-asian="normal" style:font-weight-complex="normal"/>
    </style:style>
    <style:style style:name="T102" style:family="text">
      <style:text-properties officeooo:rsid="00202eb2"/>
    </style:style>
    <style:style style:name="T103" style:family="text">
      <style:text-properties officeooo:rsid="00205828"/>
    </style:style>
    <style:style style:name="T104" style:family="text">
      <style:text-properties officeooo:rsid="00218c21"/>
    </style:style>
    <style:style style:name="T105" style:family="text">
      <style:text-properties officeooo:rsid="0022018c"/>
    </style:style>
    <style:style style:name="T106" style:family="text">
      <style:text-properties officeooo:rsid="002683b2"/>
    </style:style>
    <style:style style:name="T107" style:family="text">
      <style:text-properties officeooo:rsid="0027f164"/>
    </style:style>
    <style:style style:name="T108" style:family="text">
      <style:text-properties officeooo:rsid="002badc4"/>
    </style:style>
    <style:style style:name="T109" style:family="text">
      <style:text-properties style:text-position="super 58%"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style:text-position="super 58%"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style:text-position="super 58%" style:font-name="Liberation Mono" fo:font-size="10pt" officeooo:rsid="003257eb" style:font-name-asian="Noto Sans Mono CJK SC" style:font-size-asian="10pt" style:font-name-complex="Liberation Mono" style:font-size-complex="10pt"/>
    </style:style>
    <style:style style:name="T112" style:family="text">
      <style:text-properties officeooo:rsid="00352d0b"/>
    </style:style>
    <style:style style:name="T113" style:family="text">
      <style:text-properties officeooo:rsid="0036eeae"/>
    </style:style>
    <style:style style:name="T114" style:family="text">
      <style:text-properties officeooo:rsid="0036f0c4"/>
    </style:style>
    <style:style style:name="T115" style:family="text">
      <style:text-properties officeooo:rsid="00374057"/>
    </style:style>
    <style:style style:name="T116" style:family="text">
      <style:text-properties officeooo:rsid="003a9102"/>
    </style:style>
    <style:style style:name="T117" style:family="text">
      <style:text-properties officeooo:rsid="003cd96f"/>
    </style:style>
    <style:style style:name="T118" style:family="text">
      <style:text-properties officeooo:rsid="003eb9f7"/>
    </style:style>
    <style:style style:name="T119" style:family="text">
      <style:text-properties officeooo:rsid="00415db6"/>
    </style:style>
  </office:automatic-styles>
  <office:body>
    <office:text text:use-soft-page-breaks="true">
      <text:tracked-changes>
        <text:changed-region xml:id="ct94231032732656" text:id="ct94231032732656">
          <text:deletion>
            <office:change-info>
              <dc:creator>Unknown Author</dc:creator>
              <dc:date>2025-10-29T11:29:31</dc:date>
            </office:change-info>
            <text:p text:style-name="Preformatted_20_Text">7</text:p>
          </text:deletion>
        </text:changed-region>
        <text:changed-region xml:id="ct94231029150624" text:id="ct94231029150624">
          <text:insertion>
            <office:change-info>
              <dc:creator>Unknown Author</dc:creator>
              <dc:date>2025-10-29T11:29:31</dc:date>
            </office:change-info>
          </text:insertion>
        </text:changed-region>
        <text:changed-region xml:id="ct94230986904512" text:id="ct94230986904512">
          <text:insertion>
            <office:change-info>
              <dc:creator>Unknown Author</dc:creator>
              <dc:date>2025-10-29T09:52:55</dc:date>
            </office:change-info>
          </text:insertion>
        </text:changed-region>
        <text:changed-region xml:id="ct94230986917152" text:id="ct94230986917152">
          <text:insertion>
            <office:change-info>
              <dc:creator>Unknown Author</dc:creator>
              <dc:date>2025-10-29T09:53:00</dc:date>
            </office:change-info>
          </text:insertion>
        </text:changed-region>
        <text:changed-region xml:id="ct94230986912528" text:id="ct94230986912528">
          <text:insertion>
            <office:change-info>
              <dc:creator>Unknown Author</dc:creator>
              <dc:date>2025-10-29T09:54:54</dc:date>
            </office:change-info>
          </text:insertion>
        </text:changed-region>
        <text:changed-region xml:id="ct94230986912288" text:id="ct94230986912288">
          <text:insertion>
            <office:change-info>
              <dc:creator>Unknown Author</dc:creator>
              <dc:date>2025-10-29T09:55:00</dc:date>
            </office:change-info>
          </text:insertion>
        </text:changed-region>
        <text:changed-region xml:id="ct94230989475968" text:id="ct94230989475968">
          <text:insertion>
            <office:change-info>
              <dc:creator>Unknown Author</dc:creator>
              <dc:date>2025-10-29T11:29:51</dc:date>
            </office:change-info>
          </text:insertion>
        </text:changed-region>
        <text:changed-region xml:id="ct94230986910176" text:id="ct94230986910176">
          <text:deletion>
            <office:change-info>
              <dc:creator>Unknown Author</dc:creator>
              <dc:date>2025-10-27T14:05:09</dc:date>
            </office:change-info>
            <text:p text:style-name="Preformatted_20_Text"><text:span text:style-name="T1">I. </text:span></text:p>
          </text:deletion>
        </text:changed-region>
        <text:changed-region xml:id="ct94230986909824" text:id="ct94230986909824">
          <text:insertion>
            <office:change-info>
              <dc:creator>Unknown Author</dc:creator>
              <dc:date>2025-10-27T16:25:00</dc:date>
            </office:change-info>
          </text:insertion>
        </text:changed-region>
        <text:changed-region xml:id="ct94230986766064" text:id="ct94230986766064">
          <text:format-change>
            <office:change-info>
              <dc:creator>Unknown Author</dc:creator>
              <dc:date>2025-10-27T13:48:03</dc:date>
            </office:change-info>
          </text:format-change>
        </text:changed-region>
        <text:changed-region xml:id="ct94230986940368" text:id="ct94230986940368">
          <text:deletion>
            <office:change-info>
              <dc:creator>Unknown Author</dc:creator>
              <dc:date>2025-10-28T17:37:13</dc:date>
            </office:change-info>
            <text:p text:style-name="P3"><text:s text:c="3"/></text:p>
          </text:deletion>
        </text:changed-region>
        <text:changed-region xml:id="ct94230986940848" text:id="ct94230986940848">
          <text:deletion>
            <office:change-info>
              <dc:creator>Unknown Author</dc:creator>
              <dc:date>2025-10-28T14:17:16</dc:date>
            </office:change-info>
            <text:p text:style-name="P3">code</text:p>
          </text:deletion>
        </text:changed-region>
        <text:changed-region xml:id="ct94230986940608" text:id="ct94230986940608">
          <text:deletion>
            <office:change-info>
              <dc:creator>Unknown Author</dc:creator>
              <dc:date>2025-10-28T17:13:34</dc:date>
            </office:change-info>
            <text:p text:style-name="P3"><text:s/></text:p>
          </text:deletion>
        </text:changed-region>
        <text:changed-region xml:id="ct94230986941264" text:id="ct94230986941264">
          <text:insertion>
            <office:change-info>
              <dc:creator>Unknown Author</dc:creator>
              <dc:date>2025-10-27T16:18:16</dc:date>
            </office:change-info>
          </text:insertion>
        </text:changed-region>
        <text:changed-region xml:id="ct94230986941504" text:id="ct94230986941504">
          <text:deletion>
            <office:change-info>
              <dc:creator>Unknown Author</dc:creator>
              <dc:date>2025-10-28T14:18:00</dc:date>
            </office:change-info>
            <text:p text:style-name="P3"><text:s/></text:p>
          </text:deletion>
        </text:changed-region>
        <text:changed-region xml:id="ct94230987064928" text:id="ct94230987064928">
          <text:insertion>
            <office:change-info>
              <dc:creator>Unknown Author</dc:creator>
              <dc:date>2025-10-27T14:00:32</dc:date>
            </office:change-info>
          </text:insertion>
        </text:changed-region>
        <text:changed-region xml:id="ct94230987092672" text:id="ct94230987092672">
          <text:deletion>
            <office:change-info>
              <dc:creator>Unknown Author</dc:creator>
              <dc:date>2025-10-27T14:01:06</dc:date>
            </office:change-info>
            <text:p text:style-name="P30"/>
            <text:p text:style-name="P30"/>
          </text:deletion>
        </text:changed-region>
        <text:changed-region xml:id="ct94230987092432" text:id="ct94230987092432">
          <text:deletion>
            <office:change-info>
              <dc:creator>Unknown Author</dc:creator>
              <dc:date>2025-10-27T13:47:51</dc:date>
            </office:change-info>
            <text:p text:style-name="P30"/>
            <text:p text:style-name="P30"><text:s text:c="3"/>Timing</text:p>
          </text:deletion>
        </text:changed-region>
        <text:changed-region xml:id="ct94230987092192" text:id="ct94230987092192">
          <text:deletion>
            <office:change-info>
              <dc:creator>Unknown Author</dc:creator>
              <dc:date>2025-10-27T13:46:36</dc:date>
            </office:change-info>
            <text:p text:style-name="P30"/>
            <text:p text:style-name="Preformatted_20_Text"/>
            <text:p text:style-name="P30"/>
          </text:deletion>
        </text:changed-region>
        <text:changed-region xml:id="ct94230987091952" text:id="ct94230987091952">
          <text:deletion>
            <office:change-info>
              <dc:creator>Unknown Author</dc:creator>
              <dc:date>2025-10-27T13:45:56</dc:date>
            </office:change-info>
            <text:p text:style-name="P30"><text:s text:c="5"/></text:p>
          </text:deletion>
        </text:changed-region>
        <text:changed-region xml:id="ct94230987091712" text:id="ct94230987091712">
          <text:deletion>
            <office:change-info>
              <dc:creator>Unknown Author</dc:creator>
              <dc:date>2025-10-27T13:46:29</dc:date>
            </office:change-info>
            <text:p text:style-name="P30">The order and time when fields are scheduled is determined b<text:span text:style-name="T1">y</text:span>:</text:p>
          </text:deletion>
        </text:changed-region>
        <text:changed-region xml:id="ct94230987091472" text:id="ct94230987091472">
          <text:deletion>
            <office:change-info>
              <dc:creator>Unknown Author</dc:creator>
              <dc:date>2025-10-27T13:47:50</dc:date>
            </office:change-info>
            <text:p text:style-name="P30"/>
            <text:p text:style-name="P30"/>
          </text:deletion>
        </text:changed-region>
        <text:changed-region xml:id="ct94230987091232" text:id="ct94230987091232">
          <text:deletion>
            <office:change-info>
              <dc:creator>Unknown Author</dc:creator>
              <dc:date>2025-10-27T14:01:06</dc:date>
            </office:change-info>
            <text:p text:style-name="P30"/>
            <text:p text:style-name="P30"/>
          </text:deletion>
        </text:changed-region>
        <text:changed-region xml:id="ct94230987090992" text:id="ct94230987090992">
          <text:deletion>
            <office:change-info>
              <dc:creator>Unknown Author</dc:creator>
              <dc:date>2025-10-27T13:53:48</dc:date>
            </office:change-info>
            <text:p text:style-name="P30">(a) </text:p>
          </text:deletion>
        </text:changed-region>
        <text:changed-region xml:id="ct94230987090752" text:id="ct94230987090752">
          <text:deletion>
            <office:change-info>
              <dc:creator>Unknown Author</dc:creator>
              <dc:date>2025-10-27T13:54:20</dc:date>
            </office:change-info>
            <text:p text:style-name="P30">required</text:p>
          </text:deletion>
        </text:changed-region>
        <text:changed-region xml:id="ct94230987090512" text:id="ct94230987090512">
          <text:deletion>
            <office:change-info>
              <dc:creator>Unknown Author</dc:creator>
              <dc:date>2025-10-27T14:00:30</dc:date>
            </office:change-info>
            <text:p text:style-name="P30"><text:s/>airmass</text:p>
          </text:deletion>
        </text:changed-region>
        <text:changed-region xml:id="ct94230987090272" text:id="ct94230987090272">
          <text:deletion>
            <office:change-info>
              <dc:creator>Unknown Author</dc:creator>
              <dc:date>2025-10-27T13:54:24</dc:date>
            </office:change-info>
            <text:p text:style-name="P30"><text:s/>and</text:p>
          </text:deletion>
        </text:changed-region>
        <text:changed-region xml:id="ct94230987090032" text:id="ct94230987090032">
          <text:deletion>
            <office:change-info>
              <dc:creator>Unknown Author</dc:creator>
              <dc:date>2025-10-27T14:00:30</dc:date>
            </office:change-info>
            <text:p text:style-name="P30"><text:s/>hour-angl</text:p>
          </text:deletion>
        </text:changed-region>
        <text:changed-region xml:id="ct94230987089792" text:id="ct94230987089792">
          <text:deletion>
            <office:change-info>
              <dc:creator>Unknown Author</dc:creator>
              <dc:date>2025-10-27T13:54:43</dc:date>
            </office:change-info>
            <text:p text:style-name="P30">e range of the observations</text:p>
          </text:deletion>
        </text:changed-region>
        <text:changed-region xml:id="ct94230987089552" text:id="ct94230987089552">
          <text:deletion>
            <office:change-info>
              <dc:creator>Unknown Author</dc:creator>
              <dc:date>2025-10-27T13:56:14</dc:date>
            </office:change-info>
            <text:p text:style-name="P30"/>
            <text:p text:style-name="P30"/>
          </text:deletion>
        </text:changed-region>
        <text:changed-region xml:id="ct94230987089312" text:id="ct94230987089312">
          <text:deletion>
            <office:change-info>
              <dc:creator>Unknown Author</dc:creator>
              <dc:date>2025-10-27T13:53:52</dc:date>
            </office:change-info>
            <text:p text:style-name="P30">(b) </text:p>
          </text:deletion>
        </text:changed-region>
        <text:changed-region xml:id="ct94230987089072" text:id="ct94230987089072">
          <text:deletion>
            <office:change-info>
              <dc:creator>Unknown Author</dc:creator>
              <dc:date>2025-10-27T14:00:30</dc:date>
            </office:change-info>
            <text:p text:style-name="P30">the exposure times, number of observations,</text:p>
          </text:deletion>
        </text:changed-region>
        <text:changed-region xml:id="ct94230987088832" text:id="ct94230987088832">
          <text:deletion>
            <office:change-info>
              <dc:creator>Unknown Author</dc:creator>
              <dc:date>2025-10-27T13:45:19</dc:date>
            </office:change-info>
            <text:p text:style-name="P30"><text:s/></text:p>
          </text:deletion>
        </text:changed-region>
        <text:changed-region xml:id="ct94230987088592" text:id="ct94230987088592">
          <text:deletion>
            <office:change-info>
              <dc:creator>Unknown Author</dc:creator>
              <dc:date>2025-10-27T14:00:30</dc:date>
            </office:change-info>
            <text:p text:style-name="P30">and time between each observation for a given field</text:p>
            <text:p text:style-name="P30"/>
          </text:deletion>
        </text:changed-region>
        <text:changed-region xml:id="ct94230987088352" text:id="ct94230987088352">
          <text:deletion>
            <office:change-info>
              <dc:creator>Unknown Author</dc:creator>
              <dc:date>2025-10-27T13:53:55</dc:date>
            </office:change-info>
            <text:p text:style-name="P30">(c) </text:p>
          </text:deletion>
        </text:changed-region>
        <text:changed-region xml:id="ct94230987088112" text:id="ct94230987088112">
          <text:deletion>
            <office:change-info>
              <dc:creator>Unknown Author</dc:creator>
              <dc:date>2025-10-27T14:00:30</dc:date>
            </office:change-info>
            <text:p text:style-name="P30">the observable sky given the site location, date, and duration of the night.</text:p>
            <text:p text:style-name="P30"/>
          </text:deletion>
        </text:changed-region>
        <text:changed-region xml:id="ct94230987087872" text:id="ct94230987087872">
          <text:deletion>
            <office:change-info>
              <dc:creator>Unknown Author</dc:creator>
              <dc:date>2025-10-27T13:53:59</dc:date>
            </office:change-info>
            <text:p text:style-name="P30">(d) </text:p>
          </text:deletion>
        </text:changed-region>
        <text:changed-region xml:id="ct94230987087632" text:id="ct94230987087632">
          <text:deletion>
            <office:change-info>
              <dc:creator>Unknown Author</dc:creator>
              <dc:date>2025-10-27T14:00:30</dc:date>
            </office:change-info>
            <text:p text:style-name="P30">interruptions to the observations (usually closing of the dome due to weather).</text:p>
            <text:p text:style-name="P30"/>
          </text:deletion>
        </text:changed-region>
        <text:changed-region xml:id="ct94230987087392" text:id="ct94230987087392">
          <text:deletion>
            <office:change-info>
              <dc:creator>Unknown Author</dc:creator>
              <dc:date>2025-10-27T13:54:03</dc:date>
            </office:change-info>
            <text:p text:style-name="P30">(e) </text:p>
          </text:deletion>
        </text:changed-region>
        <text:changed-region xml:id="ct94230987087152" text:id="ct94230987087152">
          <text:deletion>
            <office:change-info>
              <dc:creator>Unknown Author</dc:creator>
              <dc:date>2025-10-27T14:00:30</dc:date>
            </office:change-info>
            <text:p text:style-name="P30">the cadence of the observations (time between observations).</text:p>
          </text:deletion>
        </text:changed-region>
        <text:changed-region xml:id="ct94230987086912" text:id="ct94230987086912">
          <text:deletion>
            <office:change-info>
              <dc:creator>Unknown Author</dc:creator>
              <dc:date>2025-10-27T13:53:07</dc:date>
            </office:change-info>
            <text:p text:style-name="P30"/>
            <text:p text:style-name="P136"/>
            <text:p text:style-name="P30"/>
          </text:deletion>
        </text:changed-region>
        <text:changed-region xml:id="ct94230987086672" text:id="ct94230987086672">
          <text:deletion>
            <office:change-info>
              <dc:creator>Unknown Author</dc:creator>
              <dc:date>2025-10-27T13:44:18</dc:date>
            </office:change-info>
            <text:p text:style-name="P30"><text:s text:c="4"/></text:p>
          </text:deletion>
        </text:changed-region>
        <text:changed-region xml:id="ct94230987086432" text:id="ct94230987086432">
          <text:deletion>
            <office:change-info>
              <dc:creator>Unknown Author</dc:creator>
              <dc:date>2025-10-27T13:52:54</dc:date>
            </office:change-info>
            <text:p text:style-name="P30">Field Selection</text:p>
          </text:deletion>
        </text:changed-region>
        <text:changed-region xml:id="ct94230987086192" text:id="ct94230987086192">
          <text:deletion>
            <office:change-info>
              <dc:creator>Unknown Author</dc:creator>
              <dc:date>2025-10-27T13:46:49</dc:date>
            </office:change-info>
            <text:p text:style-name="P30"><text:s text:c="6"/>Each line of an observation plan <text:s/>("obsplan") defines the following field info:</text:p>
            <text:p text:style-name="P30"/>
            <text:p text:style-name="P30"/>
          </text:deletion>
        </text:changed-region>
        <text:changed-region xml:id="ct94230987085952" text:id="ct94230987085952">
          <text:deletion>
            <office:change-info>
              <dc:creator>Unknown Author</dc:creator>
              <dc:date>2025-10-27T13:52:54</dc:date>
            </office:change-info>
            <text:p text:style-name="P30"/>
            <text:p text:style-name="P30"/>
            <text:p text:style-name="P30"/>
          </text:deletion>
        </text:changed-region>
        <text:changed-region xml:id="ct94230987085712" text:id="ct94230987085712">
          <text:deletion>
            <office:change-info>
              <dc:creator>Unknown Author</dc:creator>
              <dc:date>2025-10-27T14:00:30</dc:date>
            </office:change-info>
            <text:p text:style-name="P30">-telescope pointing (ra,dec in hours and deg)</text:p>
          </text:deletion>
        </text:changed-region>
        <text:changed-region xml:id="ct94230987085472" text:id="ct94230987085472">
          <text:deletion>
            <office:change-info>
              <dc:creator>Unknown Author</dc:creator>
              <dc:date>2025-10-27T13:45:10</dc:date>
            </office:change-info>
            <text:p text:style-name="P30">,</text:p>
          </text:deletion>
        </text:changed-region>
        <text:changed-region xml:id="ct94230987085232" text:id="ct94230987085232">
          <text:deletion>
            <office:change-info>
              <dc:creator>Unknown Author</dc:creator>
              <dc:date>2025-10-27T14:00:30</dc:date>
            </office:change-info>
            <text:p text:style-name="P30"/>
            <text:p text:style-name="P30">-exposure time </text:p>
          </text:deletion>
        </text:changed-region>
        <text:changed-region xml:id="ct94230987084992" text:id="ct94230987084992">
          <text:deletion>
            <office:change-info>
              <dc:creator>Unknown Author</dc:creator>
              <dc:date>2025-10-27T13:57:13</dc:date>
            </office:change-info>
            <text:p text:style-name="P30"><text:s/></text:p>
          </text:deletion>
        </text:changed-region>
        <text:changed-region xml:id="ct94230987084752" text:id="ct94230987084752">
          <text:deletion>
            <office:change-info>
              <dc:creator>Unknown Author</dc:creator>
              <dc:date>2025-10-27T14:00:30</dc:date>
            </office:change-info>
            <text:p text:style-name="P30">in sec (</text:p>
          </text:deletion>
        </text:changed-region>
        <text:changed-region xml:id="ct94230987084512" text:id="ct94230987084512">
          <text:deletion>
            <office:change-info>
              <dc:creator>Unknown Author</dc:creator>
              <dc:date>2025-10-27T13:57:22</dc:date>
            </office:change-info>
            <text:p text:style-name="P30">"</text:p>
          </text:deletion>
        </text:changed-region>
        <text:changed-region xml:id="ct94230987084272" text:id="ct94230987084272">
          <text:deletion>
            <office:change-info>
              <dc:creator>Unknown Author</dc:creator>
              <dc:date>2025-10-27T14:00:30</dc:date>
            </office:change-info>
            <text:p text:style-name="P30">expt</text:p>
          </text:deletion>
        </text:changed-region>
        <text:changed-region xml:id="ct94230987084032" text:id="ct94230987084032">
          <text:deletion>
            <office:change-info>
              <dc:creator>Unknown Author</dc:creator>
              <dc:date>2025-10-27T13:57:26</dc:date>
            </office:change-info>
            <text:p text:style-name="P30">"</text:p>
          </text:deletion>
        </text:changed-region>
        <text:changed-region xml:id="ct94230987083792" text:id="ct94230987083792">
          <text:deletion>
            <office:change-info>
              <dc:creator>Unknown Author</dc:creator>
              <dc:date>2025-10-27T14:00:30</dc:date>
            </office:change-info>
            <text:p text:style-name="P30">)</text:p>
            <text:p text:style-name="P30">-shutter code ( open:</text:p>
          </text:deletion>
        </text:changed-region>
        <text:changed-region xml:id="ct94230987083552" text:id="ct94230987083552">
          <text:deletion>
            <office:change-info>
              <dc:creator>Unknown Author</dc:creator>
              <dc:date>2025-10-27T13:57:27</dc:date>
            </office:change-info>
            <text:p text:style-name="P30">"</text:p>
          </text:deletion>
        </text:changed-region>
        <text:changed-region xml:id="ct94230987083312" text:id="ct94230987083312">
          <text:deletion>
            <office:change-info>
              <dc:creator>Unknown Author</dc:creator>
              <dc:date>2025-10-27T14:00:30</dc:date>
            </office:change-info>
            <text:p text:style-name="P30">Y</text:p>
          </text:deletion>
        </text:changed-region>
        <text:changed-region xml:id="ct94230987083072" text:id="ct94230987083072">
          <text:deletion>
            <office:change-info>
              <dc:creator>Unknown Author</dc:creator>
              <dc:date>2025-10-27T13:57:28</dc:date>
            </office:change-info>
            <text:p text:style-name="P30">" </text:p>
          </text:deletion>
        </text:changed-region>
        <text:changed-region xml:id="ct94230987082832" text:id="ct94230987082832">
          <text:deletion>
            <office:change-info>
              <dc:creator>Unknown Author</dc:creator>
              <dc:date>2025-10-27T14:00:30</dc:date>
            </office:change-info>
            <text:p text:style-name="P30">or closed:</text:p>
          </text:deletion>
        </text:changed-region>
        <text:changed-region xml:id="ct94230987082592" text:id="ct94230987082592">
          <text:deletion>
            <office:change-info>
              <dc:creator>Unknown Author</dc:creator>
              <dc:date>2025-10-27T13:57:34</dc:date>
            </office:change-info>
            <text:p text:style-name="P30">"</text:p>
          </text:deletion>
        </text:changed-region>
        <text:changed-region xml:id="ct94230987082352" text:id="ct94230987082352">
          <text:deletion>
            <office:change-info>
              <dc:creator>Unknown Author</dc:creator>
              <dc:date>2025-10-27T14:00:30</dc:date>
            </office:change-info>
            <text:p text:style-name="P30">N</text:p>
          </text:deletion>
        </text:changed-region>
        <text:changed-region xml:id="ct94230987082112" text:id="ct94230987082112">
          <text:deletion>
            <office:change-info>
              <dc:creator>Unknown Author</dc:creator>
              <dc:date>2025-10-27T13:57:35</dc:date>
            </office:change-info>
            <text:p text:style-name="P30">"</text:p>
          </text:deletion>
        </text:changed-region>
        <text:changed-region xml:id="ct94230987081872" text:id="ct94230987081872">
          <text:deletion>
            <office:change-info>
              <dc:creator>Unknown Author</dc:creator>
              <dc:date>2025-10-27T14:00:30</dc:date>
            </office:change-info>
            <text:p text:style-name="P30">)</text:p>
            <text:p text:style-name="P30">-required number of exposures (</text:p>
          </text:deletion>
        </text:changed-region>
        <text:changed-region xml:id="ct94230987081632" text:id="ct94230987081632">
          <text:deletion>
            <office:change-info>
              <dc:creator>Unknown Author</dc:creator>
              <dc:date>2025-10-27T13:57:42</dc:date>
            </office:change-info>
            <text:p text:style-name="P30">"</text:p>
          </text:deletion>
        </text:changed-region>
        <text:changed-region xml:id="ct94230987081392" text:id="ct94230987081392">
          <text:deletion>
            <office:change-info>
              <dc:creator>Unknown Author</dc:creator>
              <dc:date>2025-10-27T14:00:30</dc:date>
            </office:change-info>
            <text:p text:style-name="P30">n_required</text:p>
          </text:deletion>
        </text:changed-region>
        <text:changed-region xml:id="ct94230987081152" text:id="ct94230987081152">
          <text:deletion>
            <office:change-info>
              <dc:creator>Unknown Author</dc:creator>
              <dc:date>2025-10-27T13:57:43</dc:date>
            </office:change-info>
            <text:p text:style-name="P30">"</text:p>
          </text:deletion>
        </text:changed-region>
        <text:changed-region xml:id="ct94230987080912" text:id="ct94230987080912">
          <text:deletion>
            <office:change-info>
              <dc:creator>Unknown Author</dc:creator>
              <dc:date>2025-10-27T14:00:30</dc:date>
            </office:change-info>
            <text:p text:style-name="P30">)</text:p>
            <text:p text:style-name="P137">-requested exposure interval in sec (intervl)</text:p>
            <text:p text:style-name="P30">-survey code (</text:p>
          </text:deletion>
        </text:changed-region>
        <text:changed-region xml:id="ct94230987054752" text:id="ct94230987054752">
          <text:deletion>
            <office:change-info>
              <dc:creator>Unknown Author</dc:creator>
              <dc:date>2025-10-27T13:57:51</dc:date>
            </office:change-info>
            <text:p text:style-name="P30">determines selection criteria</text:p>
          </text:deletion>
        </text:changed-region>
        <text:changed-region xml:id="ct94230987072480" text:id="ct94230987072480">
          <text:deletion>
            <office:change-info>
              <dc:creator>Unknown Author</dc:creator>
              <dc:date>2025-10-27T14:00:30</dc:date>
            </office:change-info>
            <text:p text:style-name="P30">).</text:p>
            <text:p text:style-name="P30">-comment (</text:p>
          </text:deletion>
        </text:changed-region>
        <text:changed-region xml:id="ct94230987061744" text:id="ct94230987061744">
          <text:deletion>
            <office:change-info>
              <dc:creator>Unknown Author</dc:creator>
              <dc:date>2025-10-27T13:58:34</dc:date>
            </office:change-info>
            <text:p text:style-name="P30"><text:s/>usually field id or notes</text:p>
          </text:deletion>
        </text:changed-region>
        <text:changed-region xml:id="ct94230987025232" text:id="ct94230987025232">
          <text:deletion>
            <office:change-info>
              <dc:creator>Unknown Author</dc:creator>
              <dc:date>2025-10-27T14:00:30</dc:date>
            </office:change-info>
            <text:p text:style-name="P30">)</text:p>
          </text:deletion>
        </text:changed-region>
        <text:changed-region xml:id="ct94230987155952" text:id="ct94230987155952">
          <text:insertion>
            <office:change-info>
              <dc:creator>Unknown Author</dc:creator>
              <dc:date>2025-10-27T13:51:07</dc:date>
            </office:change-info>
          </text:insertion>
        </text:changed-region>
        <text:changed-region xml:id="ct94230987169648" text:id="ct94230987169648">
          <text:insertion>
            <office:change-info>
              <dc:creator>Unknown Author</dc:creator>
              <dc:date>2025-10-28T15:23:18</dc:date>
            </office:change-info>
          </text:insertion>
        </text:changed-region>
        <text:changed-region xml:id="ct94230987177120" text:id="ct94230987177120">
          <text:insertion>
            <office:change-info>
              <dc:creator>Unknown Author</dc:creator>
              <dc:date>2025-10-28T16:24:48</dc:date>
            </office:change-info>
          </text:insertion>
        </text:changed-region>
        <text:changed-region xml:id="ct94230987178528" text:id="ct94230987178528">
          <text:deletion>
            <office:change-info>
              <dc:creator>Unknown Author</dc:creator>
              <dc:date>2025-10-28T17:39:15</dc:date>
            </office:change-info>
            <text:p text:style-name="P120"><text:s text:c="3"/></text:p>
          </text:deletion>
        </text:changed-region>
        <text:changed-region xml:id="ct94230987178288" text:id="ct94230987178288">
          <text:deletion>
            <office:change-info>
              <dc:creator>Unknown Author</dc:creator>
              <dc:date>2025-10-27T13:51:04</dc:date>
            </office:change-info>
            <text:p text:style-name="P120">- info for each ompleted exposure (filename, ut, jd, lst, ha, am, expt)- survey code</text:p>
            <text:p text:style-name="P120">- pointing info</text:p>
            <text:p text:style-name="P120">- exposure params ( expt, n_required, interval, shutter code)</text:p>
            <text:p text:style-name="P120">- The UT times and Julian Dates when the the field rised and sets (ut_rise, ut_set, jd_rise, jd_set)</text:p>
            <text:p text:style-name="P120">- JD expected for the next exposure (jd_next).</text:p>
            <text:p text:style-name="P120">- number of exposures completed s far (n_done)</text:p>
            <text:p text:style-name="P120">- total field will be up or remains up (time_up)</text:p>
            <text:p text:style-name="P120">- time required to complete the remaining observations (time_required)</text:p>
            <text:p text:style-name="P120">- time remaining before time_required &gt; time_up ( time_left) </text:p>
            <text:p text:style-name="P129"/>
            <text:p text:style-name="P129"><text:s text:c="3"/>Every field has a descriptor with pertinent info (see "Field" structure in "scheduler.h"):</text:p>
            <text:p text:style-name="P129"/>
            <text:p text:style-name="P129">Field Descriptor</text:p>
            <text:p text:style-name="P129"/>
            <text:p text:style-name="P120">Before each observation, the scheduler updates the status of every field listed in the observation plan. The relative status of the fields and their observational constrains determine which field <text:s/>the scheduler selects.</text:p>
            <text:p text:style-name="P120"/>
          </text:deletion>
        </text:changed-region>
        <text:changed-region xml:id="ct94230987178048" text:id="ct94230987178048">
          <text:deletion>
            <office:change-info>
              <dc:creator>Unknown Author</dc:creator>
              <dc:date>2025-10-28T17:39:15</dc:date>
            </office:change-info>
            <text:p text:style-name="P120"><text:s/></text:p>
            <text:p text:style-name="P119"/>
            <text:p text:style-name="P120"/>
            <text:p text:style-name="P120"/>
            <text:p text:style-name="P120"/>
          </text:deletion>
        </text:changed-region>
        <text:changed-region xml:id="ct94230987179456" text:id="ct94230987179456">
          <text:insertion>
            <office:change-info>
              <dc:creator>Unknown Author</dc:creator>
              <dc:date>2025-10-29T09:54:49</dc:date>
            </office:change-info>
          </text:insertion>
        </text:changed-region>
        <text:changed-region xml:id="ct94230987179696" text:id="ct94230987179696">
          <text:insertion>
            <office:change-info>
              <dc:creator>Unknown Author</dc:creator>
              <dc:date>2025-10-28T17:38:33</dc:date>
            </office:change-info>
          </text:insertion>
        </text:changed-region>
        <text:changed-region xml:id="ct94230987179936" text:id="ct94230987179936">
          <text:deletion>
            <office:change-info>
              <dc:creator>Unknown Author</dc:creator>
              <dc:date>2025-10-28T17:38:44</dc:date>
            </office:change-info>
            <text:p text:style-name="P121"><text:span text:style-name="T20"/></text:p>
            <text:p text:style-name="P121">Cadences</text:p>
          </text:deletion>
        </text:changed-region>
        <text:changed-region xml:id="ct94230987181552" text:id="ct94230987181552">
          <text:deletion>
            <office:change-info>
              <dc:creator>Unknown Author</dc:creator>
              <dc:date>2025-10-28T17:38:48</dc:date>
            </office:change-info>
            <text:p text:style-name="Preformatted_20_Text"><text:s text:c="2"/></text:p>
          </text:deletion>
        </text:changed-region>
        <text:changed-region xml:id="ct94230987181792" text:id="ct94230987181792">
          <text:deletion>
            <office:change-info>
              <dc:creator>Unknown Author</dc:creator>
              <dc:date>2025-10-28T17:38:5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30987142800" text:id="ct94230987142800">
          <text:insertion>
            <office:change-info>
              <dc:creator>Unknown Author</dc:creator>
              <dc:date>2025-10-28T17:39:01</dc:date>
            </office:change-info>
          </text:insertion>
        </text:changed-region>
        <text:changed-region xml:id="ct94230987139360" text:id="ct94230987139360">
          <text:deletion>
            <office:change-info>
              <dc:creator>Unknown Author</dc:creator>
              <dc:date>2025-10-28T17:39:34</dc:date>
            </office:change-info>
            <text:p text:style-name="P32"><text:s text:c="3"/></text:p>
            <text:p text:style-name="P32"/>
          </text:deletion>
        </text:changed-region>
        <text:changed-region xml:id="ct94230987147760" text:id="ct94230987147760">
          <text:insertion>
            <office:change-info>
              <dc:creator>Unknown Author</dc:creator>
              <dc:date>2025-10-28T17:39:03</dc:date>
            </office:change-info>
          </text:insertion>
        </text:changed-region>
        <text:changed-region xml:id="ct94230987138128" text:id="ct94230987138128">
          <text:deletion>
            <office:change-info>
              <dc:creator>Unknown Author</dc:creator>
              <dc:date>2025-10-28T17:39:39</dc:date>
            </office:change-info>
            <text:p text:style-name="P32"><text:s text:c="3"/></text:p>
            <text:p text:style-name="P32"/>
          </text:deletion>
        </text:changed-region>
        <text:changed-region xml:id="ct94230987130720" text:id="ct94230987130720">
          <text:insertion>
            <office:change-info>
              <dc:creator>Unknown Author</dc:creator>
              <dc:date>2025-10-28T17:39:05</dc:date>
            </office:change-info>
          </text:insertion>
        </text:changed-region>
        <text:changed-region xml:id="ct94230987133152" text:id="ct94230987133152">
          <text:deletion>
            <office:change-info>
              <dc:creator>Unknown Author</dc:creator>
              <dc:date>2025-10-29T10:25:46</dc:date>
            </office:change-info>
            <text:p text:style-name="P32">slew and </text:p>
          </text:deletion>
        </text:changed-region>
        <text:changed-region xml:id="ct94230986848496" text:id="ct94230986848496">
          <text:insertion>
            <office:change-info>
              <dc:creator>Unknown Author</dc:creator>
              <dc:date>2025-10-29T10:25:46</dc:date>
            </office:change-info>
          </text:insertion>
        </text:changed-region>
        <text:changed-region xml:id="ct94230987184432" text:id="ct94230987184432">
          <text:deletion>
            <office:change-info>
              <dc:creator>Unknown Author</dc:creator>
              <dc:date>2025-10-28T17:39:42</dc:date>
            </office:change-info>
            <text:p text:style-name="P32"><text:s text:c="3"/></text:p>
            <text:p text:style-name="P32"/>
          </text:deletion>
        </text:changed-region>
        <text:changed-region xml:id="ct94230987184672" text:id="ct94230987184672">
          <text:deletion>
            <office:change-info>
              <dc:creator>Unknown Author</dc:creator>
              <dc:date>2025-10-28T17:39:44</dc:date>
            </office:change-info>
            <text:p text:style-name="P32"><text:s/></text:p>
          </text:deletion>
        </text:changed-region>
        <text:changed-region xml:id="ct94230987184912" text:id="ct94230987184912">
          <text:insertion>
            <office:change-info>
              <dc:creator>Unknown Author</dc:creator>
              <dc:date>2025-10-28T17:39:45</dc:date>
            </office:change-info>
          </text:insertion>
        </text:changed-region>
        <text:changed-region xml:id="ct94230987185152" text:id="ct94230987185152">
          <text:deletion>
            <office:change-info>
              <dc:creator>Unknown Author</dc:creator>
              <dc:date>2025-10-29T10:25:59</dc:date>
            </office:change-info>
            <text:p text:style-name="P32">&gt;</text:p>
          </text:deletion>
        </text:changed-region>
        <text:changed-region xml:id="ct94230987185392" text:id="ct94230987185392">
          <text:insertion>
            <office:change-info>
              <dc:creator>Unknown Author</dc:creator>
              <dc:date>2025-10-29T10:25:59</dc:date>
            </office:change-info>
          </text:insertion>
        </text:changed-region>
        <text:changed-region xml:id="ct94230987186672" text:id="ct94230987186672">
          <text:deletion>
            <office:change-info>
              <dc:creator>Unknown Author</dc:creator>
              <dc:date>2025-10-28T17:40:21</dc:date>
            </office:change-info>
            <text:p text:style-name="P138"><text:s text:c="2"/></text:p>
          </text:deletion>
        </text:changed-region>
        <text:changed-region xml:id="ct94230987188976" text:id="ct94230987188976">
          <text:insertion>
            <office:change-info>
              <dc:creator>Unknown Author</dc:creator>
              <dc:date>2025-10-28T17:42:28</dc:date>
            </office:change-info>
          </text:insertion>
        </text:changed-region>
        <text:changed-region xml:id="ct94230987189216" text:id="ct94230987189216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230987117072" text:id="ct94230987117072">
          <text:deletion>
            <office:change-info>
              <dc:creator>Unknown Author</dc:creator>
              <dc:date>2025-10-28T17:40:23</dc:date>
            </office:change-info>
            <text:p text:style-name="P8"><text:span text:style-name="T2">n</text:span></text:p>
          </text:deletion>
        </text:changed-region>
        <text:changed-region xml:id="ct94230987143728" text:id="ct94230987143728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230987138896" text:id="ct94230987138896">
          <text:insertion>
            <office:change-info>
              <dc:creator>Unknown Author</dc:creator>
              <dc:date>2025-10-28T17:42:33</dc:date>
            </office:change-info>
          </text:insertion>
        </text:changed-region>
        <text:changed-region xml:id="ct94230987196928" text:id="ct94230987196928">
          <text:deletion>
            <office:change-info>
              <dc:creator>Unknown Author</dc:creator>
              <dc:date>2025-10-28T17:41:57</dc:date>
            </office:change-info>
            <text:p text:style-name="P109">cadence 1: <text:s/></text:p>
          </text:deletion>
        </text:changed-region>
        <text:changed-region xml:id="ct94230987197168" text:id="ct94230987197168">
          <text:insertion>
            <office:change-info>
              <dc:creator>Unknown Author</dc:creator>
              <dc:date>2025-10-28T17:41:57</dc:date>
            </office:change-info>
          </text:insertion>
        </text:changed-region>
        <text:changed-region xml:id="ct94230987198784" text:id="ct94230987198784">
          <text:deletion>
            <office:change-info>
              <dc:creator>Unknown Author</dc:creator>
              <dc:date>2025-10-28T17:42:35</dc:date>
            </office:change-info>
            <text:p text:style-name="P1"><text:s text:c="2"/></text:p>
          </text:deletion>
        </text:changed-region>
        <text:changed-region xml:id="ct94230987199024" text:id="ct94230987199024">
          <text:format-change>
            <office:change-info>
              <dc:creator>Unknown Author</dc:creator>
              <dc:date>2025-10-28T17:42:39</dc:date>
            </office:change-info>
          </text:format-change>
        </text:changed-region>
        <text:changed-region xml:id="ct94230987200640" text:id="ct94230987200640">
          <text:insertion>
            <office:change-info>
              <dc:creator>Unknown Author</dc:creator>
              <dc:date>2025-10-28T17:42:43</dc:date>
            </office:change-info>
          </text:insertion>
        </text:changed-region>
        <text:changed-region xml:id="ct94230987200880" text:id="ct94230987200880">
          <text:insertion>
            <office:change-info>
              <dc:creator>Unknown Author</dc:creator>
              <dc:date>2025-10-28T17:43:24</dc:date>
            </office:change-info>
          </text:insertion>
        </text:changed-region>
        <text:changed-region xml:id="ct94230987201120" text:id="ct94230987201120">
          <text:deletion>
            <office:change-info>
              <dc:creator>Unknown Author</dc:creator>
              <dc:date>2025-10-29T10:27:53</dc:date>
            </office:change-info>
            <text:p text:style-name="Preformatted_20_Text"><text:s/>parallel</text:p>
          </text:deletion>
        </text:changed-region>
        <text:changed-region xml:id="ct94230987201600" text:id="ct94230987201600">
          <text:deletion>
            <office:change-info>
              <dc:creator>Unknown Author</dc:creator>
              <dc:date>2025-10-28T17:43:00</dc:date>
            </office:change-info>
            <text:p text:style-name="Preformatted_20_Text"/>
            <text:p text:style-name="Preformatted_20_Text"/>
          </text:deletion>
        </text:changed-region>
        <text:changed-region xml:id="ct94230987201360" text:id="ct94230987201360">
          <text:deletion>
            <office:change-info>
              <dc:creator>Unknown Author</dc:creator>
              <dc:date>2025-10-28T17:42:51</dc:date>
            </office:change-info>
            <text:p text:style-name="Preformatted_20_Text"><text:s text:c="2"/></text:p>
          </text:deletion>
        </text:changed-region>
        <text:changed-region xml:id="ct94230987201840" text:id="ct94230987201840">
          <text:insertion>
            <office:change-info>
              <dc:creator>Unknown Author</dc:creator>
              <dc:date>2025-10-29T10:28:01</dc:date>
            </office:change-info>
          </text:insertion>
        </text:changed-region>
        <text:changed-region xml:id="ct94230987202320" text:id="ct94230987202320">
          <text:deletion>
            <office:change-info>
              <dc:creator>Unknown Author</dc:creator>
              <dc:date>2025-10-29T10:33:19</dc:date>
            </office:change-info>
            <text:p text:style-name="Preformatted_20_Text"><text:span text:style-name="T117"><text:s/></text:span></text:p>
          </text:deletion>
        </text:changed-region>
        <text:changed-region xml:id="ct94230987202080" text:id="ct94230987202080">
          <text:deletion>
            <office:change-info>
              <dc:creator>Unknown Author</dc:creator>
              <dc:date>2025-10-29T10:28:16</dc:date>
            </office:change-info>
            <text:p text:style-name="Preformatted_20_Text"><text:span text:style-name="T117">during</text:span></text:p>
          </text:deletion>
        </text:changed-region>
        <text:changed-region xml:id="ct94230987202560" text:id="ct94230987202560">
          <text:deletion>
            <office:change-info>
              <dc:creator>Unknown Author</dc:creator>
              <dc:date>2025-10-29T10:32:49</dc:date>
            </office:change-info>
            <text:p text:style-name="Preformatted_20_Text"><text:s/></text:p>
          </text:deletion>
        </text:changed-region>
        <text:changed-region xml:id="ct94230987202800" text:id="ct94230987202800">
          <text:insertion>
            <office:change-info>
              <dc:creator>Unknown Author</dc:creator>
              <dc:date>2025-10-29T10:32:52</dc:date>
            </office:change-info>
          </text:insertion>
        </text:changed-region>
        <text:changed-region xml:id="ct94230987203040" text:id="ct94230987203040">
          <text:insertion>
            <office:change-info>
              <dc:creator>Unknown Author</dc:creator>
              <dc:date>2025-10-29T10:28:23</dc:date>
            </office:change-info>
          </text:insertion>
        </text:changed-region>
        <text:changed-region xml:id="ct94230987203280" text:id="ct94230987203280">
          <text:insertion>
            <office:change-info>
              <dc:creator>Unknown Author</dc:creator>
              <dc:date>2025-10-28T17:43:01</dc:date>
            </office:change-info>
          </text:insertion>
        </text:changed-region>
        <text:changed-region xml:id="ct94230987205584" text:id="ct94230987205584">
          <text:insertion>
            <office:change-info>
              <dc:creator>Unknown Author</dc:creator>
              <dc:date>2025-10-28T17:43:04</dc:date>
            </office:change-info>
          </text:insertion>
        </text:changed-region>
        <text:changed-region xml:id="ct94230987205824" text:id="ct94230987205824">
          <text:insertion>
            <office:change-info>
              <dc:creator>Unknown Author</dc:creator>
              <dc:date>2025-10-29T10:28:27</dc:date>
            </office:change-info>
          </text:insertion>
        </text:changed-region>
        <text:changed-region xml:id="ct94230987206064" text:id="ct94230987206064">
          <text:insertion>
            <office:change-info>
              <dc:creator>Unknown Author</dc:creator>
              <dc:date>2025-10-28T17:43:09</dc:date>
            </office:change-info>
          </text:insertion>
        </text:changed-region>
        <text:changed-region xml:id="ct94230987206304" text:id="ct94230987206304">
          <text:insertion>
            <office:change-info>
              <dc:creator>Unknown Author</dc:creator>
              <dc:date>2025-10-29T10:28:41</dc:date>
            </office:change-info>
          </text:insertion>
        </text:changed-region>
        <text:changed-region xml:id="ct94230987207920" text:id="ct94230987207920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230987208160" text:id="ct94230987208160">
          <text:deletion>
            <office:change-info>
              <dc:creator>Unknown Author</dc:creator>
              <dc:date>2025-10-28T17:43:20</dc:date>
            </office:change-info>
            <text:p text:style-name="P1"><text:s text:c="2"/></text:p>
          </text:deletion>
        </text:changed-region>
        <text:changed-region xml:id="ct94230987208400" text:id="ct94230987208400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230987210016" text:id="ct94230987210016">
          <text:insertion>
            <office:change-info>
              <dc:creator>Unknown Author</dc:creator>
              <dc:date>2025-10-29T10:32:34</dc:date>
            </office:change-info>
          </text:insertion>
        </text:changed-region>
        <text:changed-region xml:id="ct94230987210256" text:id="ct94230987210256">
          <text:insertion>
            <office:change-info>
              <dc:creator>Unknown Author</dc:creator>
              <dc:date>2025-10-29T10:33:04</dc:date>
            </office:change-info>
          </text:insertion>
        </text:changed-region>
        <text:changed-region xml:id="ct94230987210496" text:id="ct94230987210496">
          <text:deletion>
            <office:change-info>
              <dc:creator>Unknown Author</dc:creator>
              <dc:date>2025-10-29T10:33:07</dc:date>
            </office:change-info>
            <text:p text:style-name="Preformatted_20_Text">w</text:p>
          </text:deletion>
        </text:changed-region>
        <text:changed-region xml:id="ct94230987210736" text:id="ct94230987210736">
          <text:insertion>
            <office:change-info>
              <dc:creator>Unknown Author</dc:creator>
              <dc:date>2025-10-29T10:32:39</dc:date>
            </office:change-info>
          </text:insertion>
        </text:changed-region>
        <text:changed-region xml:id="ct94230987210976" text:id="ct94230987210976">
          <text:deletion>
            <office:change-info>
              <dc:creator>Unknown Author</dc:creator>
              <dc:date>2025-10-29T10:32:22</dc:date>
            </office:change-info>
            <text:p text:style-name="Preformatted_20_Text"><text:span text:style-name="T117"><text:s/>and </text:span></text:p>
          </text:deletion>
        </text:changed-region>
        <text:changed-region xml:id="ct94230987211216" text:id="ct94230987211216">
          <text:insertion>
            <office:change-info>
              <dc:creator>Unknown Author</dc:creator>
              <dc:date>2025-10-29T10:32:24</dc:date>
            </office:change-info>
          </text:insertion>
        </text:changed-region>
        <text:changed-region xml:id="ct94230987211456" text:id="ct94230987211456">
          <text:deletion>
            <office:change-info>
              <dc:creator>Unknown Author</dc:creator>
              <dc:date>2025-10-29T10:33:1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30987211696" text:id="ct94230987211696">
          <text:insertion>
            <office:change-info>
              <dc:creator>Unknown Author</dc:creator>
              <dc:date>2025-10-29T10:33:11</dc:date>
            </office:change-info>
          </text:insertion>
        </text:changed-region>
        <text:changed-region xml:id="ct94230987212272" text:id="ct94230987212272">
          <text:deletion>
            <office:change-info>
              <dc:creator>Unknown Author</dc:creator>
              <dc:date>2025-10-29T10:33:13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30987212848" text:id="ct94230987212848">
          <text:insertion>
            <office:change-info>
              <dc:creator>Unknown Author</dc:creator>
              <dc:date>2025-10-29T10:33:14</dc:date>
            </office:change-info>
          </text:insertion>
        </text:changed-region>
        <text:changed-region xml:id="ct94230986892832" text:id="ct94230986892832">
          <text:deletion>
            <office:change-info>
              <dc:creator>Unknown Author</dc:creator>
              <dc:date>2025-10-29T10:33:39</dc:date>
            </office:change-info>
            <text:p text:style-name="Preformatted_20_Text"><text:s/></text:p>
          </text:deletion>
        </text:changed-region>
        <text:changed-region xml:id="ct94230986885408" text:id="ct94230986885408">
          <text:deletion>
            <office:change-info>
              <dc:creator>Unknown Author</dc:creator>
              <dc:date>2025-10-29T10:33:16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30986886880" text:id="ct94230986886880">
          <text:insertion>
            <office:change-info>
              <dc:creator>Unknown Author</dc:creator>
              <dc:date>2025-10-29T10:33:17</dc:date>
            </office:change-info>
          </text:insertion>
        </text:changed-region>
        <text:changed-region xml:id="ct94230986887248" text:id="ct94230986887248">
          <text:insertion>
            <office:change-info>
              <dc:creator>Unknown Author</dc:creator>
              <dc:date>2025-10-29T10:33:47</dc:date>
            </office:change-info>
          </text:insertion>
        </text:changed-region>
        <text:changed-region xml:id="ct94230986887920" text:id="ct94230986887920">
          <text:deletion>
            <office:change-info>
              <dc:creator>Unknown Author</dc:creator>
              <dc:date>2025-10-29T10:33:44</dc:date>
            </office:change-info>
            <text:p text:style-name="Preformatted_20_Text"><text:span text:style-name="T117"><text:s text:c="2"/></text:span></text:p>
          </text:deletion>
        </text:changed-region>
        <text:changed-region xml:id="ct94230986889488" text:id="ct94230986889488">
          <text:insertion>
            <office:change-info>
              <dc:creator>Unknown Author</dc:creator>
              <dc:date>2025-10-29T10:33:45</dc:date>
            </office:change-info>
          </text:insertion>
        </text:changed-region>
        <text:changed-region xml:id="ct94230986889856" text:id="ct94230986889856">
          <text:insertion>
            <office:change-info>
              <dc:creator>Unknown Author</dc:creator>
              <dc:date>2025-10-28T17:43:30</dc:date>
            </office:change-info>
          </text:insertion>
        </text:changed-region>
        <text:changed-region xml:id="ct94230986891504" text:id="ct94230986891504">
          <text:deletion>
            <office:change-info>
              <dc:creator>Unknown Author</dc:creator>
              <dc:date>2025-10-29T10:31:54</dc:date>
            </office:change-info>
            <text:p text:style-name="Preformatted_20_Text"><text:s text:c="2"/></text:p>
          </text:deletion>
        </text:changed-region>
        <text:changed-region xml:id="ct94230986878112" text:id="ct94230986878112">
          <text:insertion>
            <office:change-info>
              <dc:creator>Unknown Author</dc:creator>
              <dc:date>2025-10-28T17:43:32</dc:date>
            </office:change-info>
          </text:insertion>
        </text:changed-region>
        <text:changed-region xml:id="ct94230986873856" text:id="ct94230986873856">
          <text:deletion>
            <office:change-info>
              <dc:creator>Unknown Author</dc:creator>
              <dc:date>2025-10-29T10:29:04</dc:date>
            </office:change-info>
            <text:p text:style-name="P13">transfer</text:p>
          </text:deletion>
        </text:changed-region>
        <text:changed-region xml:id="ct94230986876432" text:id="ct94230986876432">
          <text:insertion>
            <office:change-info>
              <dc:creator>Unknown Author</dc:creator>
              <dc:date>2025-10-29T10:29:50</dc:date>
            </office:change-info>
          </text:insertion>
        </text:changed-region>
        <text:changed-region xml:id="ct94230987217568" text:id="ct94230987217568">
          <text:deletion>
            <office:change-info>
              <dc:creator>Unknown Author</dc:creator>
              <dc:date>2025-10-28T17:43:39</dc:date>
            </office:change-info>
            <text:p text:style-name="P13"><text:s/></text:p>
          </text:deletion>
        </text:changed-region>
        <text:changed-region xml:id="ct94230987217808" text:id="ct94230987217808">
          <text:insertion>
            <office:change-info>
              <dc:creator>Unknown Author</dc:creator>
              <dc:date>2025-10-28T17:43:55</dc:date>
            </office:change-info>
          </text:insertion>
        </text:changed-region>
        <text:changed-region xml:id="ct94230987218048" text:id="ct94230987218048">
          <text:deletion>
            <office:change-info>
              <dc:creator>Unknown Author</dc:creator>
              <dc:date>2025-10-29T10:30:05</dc:date>
            </office:change-info>
            <text:p text:style-name="P13">slew</text:p>
          </text:deletion>
        </text:changed-region>
        <text:changed-region xml:id="ct94230987218288" text:id="ct94230987218288">
          <text:insertion>
            <office:change-info>
              <dc:creator>Unknown Author</dc:creator>
              <dc:date>2025-10-28T17:43:42</dc:date>
            </office:change-info>
          </text:insertion>
        </text:changed-region>
        <text:changed-region xml:id="ct94230987218528" text:id="ct94230987218528">
          <text:insertion>
            <office:change-info>
              <dc:creator>Unknown Author</dc:creator>
              <dc:date>2025-10-29T10:30:23</dc:date>
            </office:change-info>
          </text:insertion>
        </text:changed-region>
        <text:changed-region xml:id="ct94230987218768" text:id="ct94230987218768">
          <text:deletion>
            <office:change-info>
              <dc:creator>Unknown Author</dc:creator>
              <dc:date>2025-10-29T10:30:34</dc:date>
            </office:change-info>
            <text:p text:style-name="P13">transfer </text:p>
          </text:deletion>
        </text:changed-region>
        <text:changed-region xml:id="ct94230987219008" text:id="ct94230987219008">
          <text:insertion>
            <office:change-info>
              <dc:creator>Unknown Author</dc:creator>
              <dc:date>2025-10-29T10:31:34</dc:date>
            </office:change-info>
          </text:insertion>
        </text:changed-region>
        <text:changed-region xml:id="ct94230987219248" text:id="ct94230987219248">
          <text:deletion>
            <office:change-info>
              <dc:creator>Unknown Author</dc:creator>
              <dc:date>2025-10-29T10:30:28</dc:date>
            </office:change-info>
            <text:p text:style-name="P13">slew</text:p>
          </text:deletion>
        </text:changed-region>
        <text:changed-region xml:id="ct94230987220176" text:id="ct94230987220176">
          <text:insertion>
            <office:change-info>
              <dc:creator>Unknown Author</dc:creator>
              <dc:date>2025-10-29T10:29:06</dc:date>
            </office:change-info>
          </text:insertion>
        </text:changed-region>
        <text:changed-region xml:id="ct94230987220416" text:id="ct94230987220416">
          <text:insertion>
            <office:change-info>
              <dc:creator>Unknown Author</dc:creator>
              <dc:date>2025-10-29T10:30:01</dc:date>
            </office:change-info>
          </text:insertion>
        </text:changed-region>
        <text:changed-region xml:id="ct94230987220656" text:id="ct94230987220656">
          <text:insertion>
            <office:change-info>
              <dc:creator>Unknown Author</dc:creator>
              <dc:date>2025-10-29T10:31:08</dc:date>
            </office:change-info>
          </text:insertion>
        </text:changed-region>
        <text:changed-region xml:id="ct94230987221824" text:id="ct94230987221824">
          <text:deletion>
            <office:change-info>
              <dc:creator>Unknown Author</dc:creator>
              <dc:date>2025-10-28T17:44:24</dc:date>
            </office:change-info>
            <text:p text:style-name="Preformatted_20_Text"><text:s text:c="2"/></text:p>
          </text:deletion>
        </text:changed-region>
        <text:changed-region xml:id="ct94230987221584" text:id="ct94230987221584">
          <text:deletion>
            <office:change-info>
              <dc:creator>Unknown Author</dc:creator>
              <dc:date>2025-10-28T17:45:05</dc:date>
            </office:change-info>
            <text:p text:style-name="Preformatted_20_Text">Currently, only cadence 1 is implemented.</text:p>
          </text:deletion>
        </text:changed-region>
        <text:changed-region xml:id="ct94231032424720" text:id="ct94231032424720">
          <text:insertion>
            <office:change-info>
              <dc:creator>Unknown Author</dc:creator>
              <dc:date>2025-10-29T11:30:06</dc:date>
            </office:change-info>
          </text:insertion>
        </text:changed-region>
        <text:changed-region xml:id="ct94231036180880" text:id="ct94231036180880">
          <text:insertion>
            <office:change-info>
              <dc:creator>Unknown Author</dc:creator>
              <dc:date>2025-10-29T11:31:17</dc:date>
            </office:change-info>
          </text:insertion>
        </text:changed-region>
        <text:changed-region xml:id="ct94231033374336" text:id="ct94231033374336">
          <text:insertion>
            <office:change-info>
              <dc:creator>Unknown Author</dc:creator>
              <dc:date>2025-10-29T11:32:00</dc:date>
            </office:change-info>
          </text:insertion>
        </text:changed-region>
        <text:changed-region xml:id="ct94231037172672" text:id="ct94231037172672">
          <text:insertion>
            <office:change-info>
              <dc:creator>Unknown Author</dc:creator>
              <dc:date>2025-10-29T11:33:00</dc:date>
            </office:change-info>
          </text:insertion>
        </text:changed-region>
        <text:changed-region xml:id="ct94231033506560" text:id="ct94231033506560">
          <text:insertion>
            <office:change-info>
              <dc:creator>Unknown Author</dc:creator>
              <dc:date>2025-10-29T11:34:00</dc:date>
            </office:change-info>
          </text:insertion>
        </text:changed-region>
        <text:changed-region xml:id="ct94231029596176" text:id="ct94231029596176">
          <text:insertion>
            <office:change-info>
              <dc:creator>Unknown Author</dc:creator>
              <dc:date>2025-10-29T11:42:59</dc:date>
            </office:change-info>
          </text:insertion>
        </text:changed-region>
        <text:changed-region xml:id="ct94231023688464" text:id="ct94231023688464">
          <text:insertion>
            <office:change-info>
              <dc:creator>Unknown Author</dc:creator>
              <dc:date>2025-10-29T11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duler Manual</text:p>
      <text:p text:style-name="Preformatted_20_Text">D. Rabinowitz 2025 Oct 2<text:change text:change-id="ct94231032732656"/><text:change-start text:change-id="ct94231029150624"/><text:span text:style-name="T118">9</text:span><text:change-end text:change-id="ct94231029150624"/><text:change-start text:change-id="ct94230986904512"/></text:p>
      <text:p text:style-name="Preformatted_20_Text"/>
      <text:p text:style-name="P10">Contents<text:change-end text:change-id="ct94230986904512"/><text:change-start text:change-id="ct94230986917152"/></text:p>
      <text:p text:style-name="P10">1. Overview</text:p>
      <text:p text:style-name="P10">2. Observation Plan</text:p>
      <text:p text:style-name="P10">3. Observation Selection<text:change-end text:change-id="ct94230986917152"/><text:change-start text:change-id="ct94230986912528"/></text:p>
      <text:p text:style-name="P10">4. Observing Caden<text:change-end text:change-id="ct94230986912528"/><text:change-start text:change-id="ct94230986912288"/>ce<text:change-end text:change-id="ct94230986912288"/><text:change-start text:change-id="ct94230989475968"/></text:p>
      <text:p text:style-name="P115">5. Installation<text:change-end text:change-id="ct94230989475968"/></text:p>
      <text:p text:style-name="Preformatted_20_Text"/>
      <text:p text:style-name="Preformatted_20_Text"><text:change text:change-id="ct94230986910176"/><text:change-start text:change-id="ct94230986909824"/><text:span text:style-name="T94">1. </text:span><text:change-end text:change-id="ct94230986909824"/><text:change-start text:change-id="ct94230986766064"/><text:span text:style-name="T2">Overview</text:span><text:change-end text:change-id="ct94230986766064"/></text:p>
      <text:p text:style-name="Preformatted_20_Text"/>
      <text:p text:style-name="P3"><text:change text:change-id="ct94230986940368"/>The LS4 scheduler <text:change text:change-id="ct94230986940848"/><text:change text:change-id="ct94230986940608"/>reads in a plan of observation<text:change-start text:change-id="ct94230986941264"/><text:span text:style-name="T94">s (aka </text:span><text:span text:style-name="T78">“fields”)</text:span><text:change-end text:change-id="ct94230986941264"/> from a text file, and sends commands to the control programs for the telescope (questctl) and the LS4 camera (ls4_ccp<text:change text:change-id="ct94230986941504"/>) to implement the observations.<text:change-start text:change-id="ct94230987064928"/> <text:span text:style-name="T54">The scheduler determines which fields will be observed and the</text:span><text:span text:style-name="T94">ir</text:span><text:span text:style-name="T54"> order depending on code</text:span><text:span text:style-name="T55">s</text:span><text:span text:style-name="T54"> in the observing plan and observational constraints specific to the type of observation.</text:span></text:p>
      <text:p text:style-name="P3"/>
      <text:p text:style-name="P2">Start and Stop</text:p>
      <text:p text:style-name="P3"/>
      <text:p text:style-name="P10">Typically, the scheduler is started by a control script (obs_control) that also starts up the control programs for the telescope and camera. When the scheduler is started, <text:span text:style-name="T119">five</text:span> command-line arguments must also be provided:</text:p>
      <text:p text:style-name="P10"/>
      <text:p text:style-name="P10"><text:s text:c="4"/>scheduler [obsplan] [yyyy] [mm] [dd] [verbose_flag]</text:p>
      <text:p text:style-name="P10"/>
      <text:p text:style-name="P10">where <text:span text:style-name="T77">“</text:span>obsplan<text:span text:style-name="T77">”</text:span> is the name of the obsplan file, <text:span text:style-name="T77">“</text:span> yyyy mm dd<text:span text:style-name="T77">” is the UT date </text:span><text:span text:style-name="T87">for the following morning, and verbose_flag (0, 1,or 2) specifies the detail of message logging.</text:span></text:p>
      <text:p text:style-name="P113"/>
      <text:p text:style-name="P11">To stop the scheduler (leading to an exit) or to pause the scheduler (temporarily suspending observations), a Linux signal must be send to the scheduler ( by sending a signal (SIGTERM <text:s/>stop, SIGUSR <text:s/>to puase) to the process. See <text:span text:style-name="T77">“pause_scheduler” and “stop_scheduler” scripts.</text:span></text:p>
      <text:p text:style-name="P12"/>
      <text:p text:style-name="P2">Main Event Loop</text:p>
      <text:p text:style-name="P11"/>
      <text:p text:style-name="P9"><text:span text:style-name="T116">At</text:span> the highest level, <text:span text:style-name="T116">scheduler implements the following main-even loop</text:span>:</text:p>
      <text:p text:style-name="P3"/>
      <text:p text:style-name="P9"><text:s text:c="4"/>Read in and initialize observation plan.</text:p>
      <text:p text:style-name="P3"/>
      <text:p text:style-name="P3"><text:s text:c="4"/><text:span text:style-name="T113">W</text:span><text:span text:style-name="T112">ait until sun goes down, dome opens, and telescope is ready to command.</text:span></text:p>
      <text:p text:style-name="P3"/>
      <text:p text:style-name="P3"><text:s text:c="4"/><text:span text:style-name="T112">While not yet morning twilight:</text:span></text:p>
      <text:p text:style-name="P3"/>
      <text:p text:style-name="P3"><text:s text:c="8"/><text:span text:style-name="T112">if telescope ready:</text:span></text:p>
      <text:p text:style-name="P3"/>
      <text:p text:style-name="P6"><text:s text:c="10"/><text:span text:style-name="T112">if stop requested:</text:span></text:p>
      <text:p text:style-name="P6"><text:span text:style-name="T112"><text:s text:c="13"/>sto</text:span><text:span text:style-name="T113">p telescope tracking</text:span></text:p>
      <text:p text:style-name="P6"/>
      <text:p text:style-name="P6"><text:span text:style-name="T112"><text:s text:c="10"/></text:span><text:span text:style-name="T113">else if bad weather</text:span><text:span text:style-name="T112">:</text:span></text:p>
      <text:p text:style-name="P3"><text:s text:c="13"/><text:span text:style-name="T113">stow the telescope and close dome</text:span></text:p>
      <text:p text:style-name="P3"/>
      <text:p text:style-name="P3"><text:s text:c="10"/><text:span text:style-name="T112">else if dome is closed </text:span><text:span text:style-name="T114">or scheduler is paused</text:span><text:span text:style-name="T112">:</text:span></text:p>
      <text:p text:style-name="P3"><text:s text:c="13"/><text:span text:style-name="T112">wait 10 sec</text:span></text:p>
      <text:p text:style-name="P3"/>
      <text:p text:style-name="P3"><text:s text:c="10"/><text:span text:style-name="T112">else:</text:span><text:span text:style-name="T115"> </text:span></text:p>
      <text:p text:style-name="P3"><text:s text:c="12"/><text:span text:style-name="T112">select next field to observe.</text:span></text:p>
      <text:p text:style-name="P3"><text:s text:c="12"/><text:span text:style-name="T85">P</text:span><text:span text:style-name="T112">oint telescope </text:span><text:span text:style-name="T113">and </text:span><text:span text:style-name="T112">take exposure.</text:span></text:p>
      <text:p text:style-name="P3"><text:soft-page-break/></text:p>
      <text:p text:style-name="P3"><text:s text:c="8"/><text:span text:style-name="T86">e</text:span><text:span text:style-name="T114">lse:</text:span></text:p>
      <text:p text:style-name="P6"><text:s text:c="10"/><text:span text:style-name="T112">wait 10 sec</text:span></text:p>
      <text:p text:style-name="P6"/>
      <text:p text:style-name="P7"><text:s text:c="4"/><text:span text:style-name="T114">Stow telescope, close dome and exit</text:span></text:p>
      <text:p text:style-name="P6"/>
      <text:p text:style-name="P12"/>
      <text:p text:style-name="P24"><text:span text:style-name="T33">2.</text:span><text:span text:style-name="T13"> </text:span><text:span text:style-name="T3">Observation Plan</text:span><text:span text:style-name="T2"> </text:span></text:p>
      <text:p text:style-name="P5"/>
      <text:p text:style-name="P27">Each line of an observation plan <text:s/>("obsplan") <text:span text:style-name="T22">specifie</text:span><text:span text:style-name="T94">s</text:span><text:span text:style-name="T22"> the</text:span> following:</text:p>
      <text:p text:style-name="P50"><text:span text:style-name="T4">ra</text:span><text:span text:style-name="T48">, </text:span><text:span text:style-name="T4">dec</text:span><text:span text:style-name="T48"> : </text:span>telescope pointing (hours, deg)</text:p>
      <text:p text:style-name="P40"><text:span text:style-name="T4">expt</text:span><text:span text:style-name="T48"> : </text:span>exposure time <text:span text:style-name="T102">(</text:span>sec <text:span text:style-name="T102">)</text:span></text:p>
      <text:p text:style-name="P40"><text:span text:style-name="T2">shutter code</text:span> : ( <text:span text:style-name="T54">explained below</text:span>)</text:p>
      <text:p text:style-name="P41"><text:span text:style-name="T2">n_required : </text:span>required number of exposures</text:p>
      <text:p text:style-name="P41"><text:span text:style-name="T2">interv</text:span><text:span text:style-name="T3">a</text:span><text:span text:style-name="T2">l : </text:span>requested exposure interval <text:span text:style-name="T48">(</text:span>sec<text:span text:style-name="T48">)</text:span> </text:p>
      <text:p text:style-name="P40"><text:span text:style-name="T2">survey code</text:span> (<text:span text:style-name="T54">explained below</text:span>).</text:p>
      <text:p text:style-name="P40"><text:span text:style-name="T2">comment</text:span> (<text:span text:style-name="T48">extra info </text:span><text:span text:style-name="T102">for reference purposes</text:span>)</text:p>
      <text:p text:style-name="P40"/>
      <text:p text:style-name="P28"><text:span text:style-name="T13">S</text:span><text:span text:style-name="T2">urvey Codes </text:span><text:span text:style-name="T54">(integer from 0 to 4)</text:span>: </text:p>
      <text:p text:style-name="P47"><text:span text:style-name="T28">0: no survey </text:span><text:span text:style-name="T38">(generic observation)</text:span></text:p>
      <text:p text:style-name="P36"><text:span text:style-name="T28">1: Trans-</text:span><text:span text:style-name="T29">N</text:span><text:span text:style-name="T28">eptunian Object survey</text:span></text:p>
      <text:p text:style-name="P38"><text:span text:style-name="T28">2: </text:span><text:span text:style-name="T24">Supernova survey</text:span></text:p>
      <text:p text:style-name="P44">3: Must-do high-priority code</text:p>
      <text:p text:style-name="P38"><text:span text:style-name="T24">4: Ligo </text:span><text:span text:style-name="T33">event </text:span><text:span text:style-name="T24">followup</text:span></text:p>
      <text:p text:style-name="P44"/>
      <text:p text:style-name="P29"><text:span text:style-name="T10">Shutter</text:span><text:span text:style-name="T2"> Codes</text:span> <text:span text:style-name="T54">(upper or lower case)</text:span>: </text:p>
      <text:p text:style-name="P48"><text:span text:style-name="T30">N</text:span><text:span text:style-name="T28">: </text:span><text:span text:style-name="T30">dark field </text:span><text:span text:style-name="T33">(see note below)</text:span></text:p>
      <text:p text:style-name="P37"><text:span text:style-name="T30">Y</text:span><text:span text:style-name="T28">: </text:span><text:span text:style-name="T30">sky field</text:span></text:p>
      <text:p text:style-name="P39"><text:span text:style-name="T30">F</text:span><text:span text:style-name="T28">: </text:span><text:span text:style-name="T30">focus field</text:span></text:p>
      <text:p text:style-name="P39"><text:span text:style-name="T30">P</text:span><text:span text:style-name="T24">: </text:span><text:span text:style-name="T30">pointing-calibration field</text:span></text:p>
      <text:p text:style-name="P39"><text:span text:style-name="T30">E</text:span><text:span text:style-name="T24">: </text:span><text:span text:style-name="T30">evening twilight fla</text:span><text:span text:style-name="T38">t</text:span></text:p>
      <text:p text:style-name="P45">M: morning twilight flat</text:p>
      <text:p text:style-name="P45">L: dome flat</text:p>
      <text:p text:style-name="P55"><text:span text:style-name="T33">Note</text:span><text:span text:style-name="T13">: </text:span><text:span text:style-name="T33">darks</text:span><text:span text:style-name="T31"> <text:s/>with dec = -1, 0, 1 deg will be observed in evening twilight, dark time, and morning twilight, respectively. Otherwise, </text:span><text:span text:style-name="T33">there is </text:span><text:span text:style-name="T31">no time restriction.</text:span></text:p>
      <text:p text:style-name="P110"/>
      <text:p text:style-name="P17"><text:span text:style-name="T33">3.</text:span><text:span text:style-name="T11"> Observation</text:span><text:span text:style-name="T3"> Selection</text:span></text:p>
      <text:p text:style-name="P18"/>
      <text:p text:style-name="P17"><text:span text:style-name="T25">Before each observation, the scheduler updates the status of every </text:span><text:span text:style-name="T26">planned observation</text:span><text:span text:style-name="T25">. The relative status of the </text:span><text:span text:style-name="T32">observations</text:span><text:span text:style-name="T25"> and their </text:span><text:span text:style-name="T32">selection</text:span><text:span text:style-name="T25"> constrain</text:span><text:span text:style-name="T26">t</text:span><text:span text:style-name="T25">s determine </text:span><text:span text:style-name="T26">the next observation to make</text:span><text:span text:style-name="T25">.</text:span></text:p>
      <text:p text:style-name="P20"/>
      <text:p text:style-name="P3"><text:span text:style-name="T11">Selection</text:span><text:span text:style-name="T2"> </text:span><text:span text:style-name="T11">Constraints</text:span></text:p>
      <text:p text:style-name="P34"/>
      <text:p text:style-name="P46">- <text:span text:style-name="T4">pointing limits</text:span><text:span text:style-name="T48"> (e.g. limiting</text:span> airmass,<text:span text:style-name="T23"> </text:span>hour angl<text:span text:style-name="T22">e, </text:span><text:span text:style-name="T48">galactic latitude, moon </text:span><text:soft-page-break/><text:span text:style-name="T48">separation)</text:span></text:p>
      <text:p text:style-name="P46">- <text:span text:style-name="T4">exposure requirements</text:span><text:span text:style-name="T48"> (expt</text:span>, <text:span text:style-name="T48">n_re</text:span><text:span text:style-name="T51">q</text:span><text:span text:style-name="T48">uired</text:span>, <text:span text:style-name="T48">interval)</text:span></text:p>
      <text:p text:style-name="P35">- <text:span text:style-name="T11">observable</text:span><text:span text:style-name="T55"> </text:span><text:span text:style-name="T4">sky</text:span><text:span text:style-name="T48"> (visible area of night sky)</text:span>.</text:p>
      <text:p text:style-name="P35">- <text:span text:style-name="T2">interruptions</text:span> <text:span text:style-name="T48">(dome closed for weather or maintenance</text:span>).</text:p>
      <text:p text:style-name="P35">- <text:span text:style-name="T4">observation</text:span><text:span text:style-name="T2"> cadence</text:span> (<text:span text:style-name="T48">minimum </text:span>time between observations). </text:p>
      <text:p text:style-name="P35">- <text:span text:style-name="T8">survey code</text:span><text:span text:style-name="T51"> (survey-specific constraints)</text:span></text:p>
      <text:p text:style-name="P31"/>
      <text:p text:style-name="P23"><text:span text:style-name="T3">Field </text:span><text:span text:style-name="T13">Descriptor</text:span></text:p>
      <text:p text:style-name="P14"/>
      <text:p text:style-name="P15"><text:span text:style-name="T102">Internally, the scheduler maintaints a</text:span> field descriptor <text:span text:style-name="T102">for every planned observations. This records the current</text:span> <text:span text:style-name="T55">status and observing parameters</text:span> (see "Field" structure in "scheduler.h"):</text:p>
      <text:p text:style-name="P15"/>
      <text:p text:style-name="P49">- <text:span text:style-name="T2">survey code </text:span><text:span text:style-name="T33">(from obsplan)</text:span></text:p>
      <text:p text:style-name="P42"><text:span text:style-name="T2">- </text:span><text:span text:style-name="T11">shutter code </text:span><text:span text:style-name="T33">(from obsplan)</text:span></text:p>
      <text:p text:style-name="P42"><text:span text:style-name="T11">- </text:span><text:span text:style-name="T12">status code </text:span><text:span text:style-name="T34">( </text:span><text:span text:style-name="T39">see descriptions below</text:span><text:span text:style-name="T66"> )</text:span></text:p>
      <text:p text:style-name="P42">- <text:span text:style-name="T2">pointing info</text:span> <text:span text:style-name="T49">(</text:span><text:span text:style-name="T5">ra, dec, galactic lat, long, lunar separation</text:span><text:span text:style-name="T49">)</text:span></text:p>
      <text:p text:style-name="P84">- <text:span text:style-name="T14">exposure</text:span><text:span text:style-name="T5"> info</text:span><text:span text:style-name="T2"> </text:span>( <text:span text:style-name="T2">expt, n_required, interva</text:span><text:span text:style-name="T14">l</text:span>)</text:p>
      <text:p text:style-name="P84">- <text:span text:style-name="T5">rise/set </text:span><text:span text:style-name="T14">times</text:span><text:span text:style-name="T49"> (</text:span>UT <text:span text:style-name="T49">hours</text:span> and Julian Da<text:span text:style-name="T49">ys </text:span><text:span text:style-name="T2">ut_rise, ut_set, jd_rise, jd_set</text:span>)</text:p>
      <text:p text:style-name="P84">- <text:span text:style-name="T6">expected time of next exposure</text:span><text:span text:style-name="T50"> (Julian Date </text:span><text:span text:style-name="T2">jd_next</text:span>).</text:p>
      <text:p text:style-name="P84">- <text:span text:style-name="T2">number of </text:span><text:span text:style-name="T6">completed </text:span><text:span text:style-name="T2">exposures</text:span> (<text:span text:style-name="T2">n_done</text:span>)</text:p>
      <text:p text:style-name="P85">- <text:span text:style-name="T6">up</text:span><text:span text:style-name="T50"> </text:span><text:span text:style-name="T6">time</text:span><text:span text:style-name="T50"> before field sets or sun rises (</text:span><text:span text:style-name="T6">time_up</text:span>)</text:p>
      <text:p text:style-name="P84">- <text:span text:style-name="T6">completion</text:span><text:span text:style-name="T50"> </text:span><text:span text:style-name="T2">time </text:span><text:span text:style-name="T27">for</text:span> <text:span text:style-name="T50">remaining</text:span> observations (<text:span text:style-name="T2">time_required</text:span>)</text:p>
      <text:p text:style-name="P84">- <text:span text:style-name="T2">time </text:span><text:span text:style-name="T6">left</text:span><text:span text:style-name="T50"> before </text:span>time_required <text:span text:style-name="T50">exceeds</text:span> time_up (<text:span text:style-name="T2">time_left</text:span>)</text:p>
      <text:p text:style-name="P43">- <text:span text:style-name="T15">completed</text:span><text:span text:style-name="T103"> </text:span><text:span text:style-name="T7">exposure info</text:span> (<text:span text:style-name="T2">filename, ut, jd, lst, ha, am, </text:span><text:span text:style-name="T15">actual_</text:span><text:span text:style-name="T2">expt</text:span>)</text:p>
      <text:p text:style-name="P43">- <text:span text:style-name="T9">doable</text:span><text:span text:style-name="T52"> </text:span><text:span text:style-name="T9">flag</text:span><text:span text:style-name="T52"> </text:span><text:span text:style-name="T103">(1/0 </text:span><text:span text:style-name="T52">if </text:span><text:span text:style-name="T103">the </text:span><text:span text:style-name="T52">field </text:span><text:span text:style-name="T103">will/won</text:span><text:span text:style-name="T79">’t be </text:span><text:span text:style-name="T95">observable</text:span><text:span text:style-name="T103"> in the remaining time)</text:span><text:span text:style-name="T52"> </text:span></text:p>
      <text:p text:style-name="P86"/>
      <text:p text:style-name="P54"><text:span text:style-name="T57">status codes:</text:span><text:span text:style-name="T77"> </text:span></text:p>
      <text:p text:style-name="P105"><text:span text:style-name="T57">too_late <text:s/></text:span><text:span text:style-name="T77">: </text:span><text:span text:style-name="T84">observable, but not enough time for</text:span><text:span text:style-name="T77"> remaining required exposures</text:span></text:p>
      <text:p text:style-name="P107"><text:span text:style-name="T57">not_doable:</text:span><text:span text:style-name="T77"> </text:span><text:span text:style-name="T81">observations are not longer possible of this field</text:span></text:p>
      <text:p text:style-name="P106"><text:span text:style-name="T57">ready</text:span><text:span text:style-name="T77"> <text:s text:c="4"/>: the field can be observed now</text:span></text:p>
      <text:p text:style-name="P106"><text:span text:style-name="T57">do_now</text:span><text:span text:style-name="T77"> <text:s text:c="3"/>: the field can be observed and is of highest priority</text:span></text:p>
      <text:p text:style-name="P19"/>
      <text:p text:style-name="P30"><text:change-end text:change-id="ct94230987064928"/><text:change text:change-id="ct94230987092672"/><text:change text:change-id="ct94230987092432"/><text:change text:change-id="ct94230987092192"/><text:change text:change-id="ct94230987091952"/><text:change text:change-id="ct94230987091712"/><text:change text:change-id="ct94230987091472"/><text:change text:change-id="ct94230987091232"/><text:change text:change-id="ct94230987090992"/><text:change text:change-id="ct94230987090752"/><text:change text:change-id="ct94230987090512"/><text:change text:change-id="ct94230987090272"/><text:change text:change-id="ct94230987090032"/><text:change text:change-id="ct94230987089792"/><text:change text:change-id="ct94230987089552"/><text:change text:change-id="ct94230987089312"/><text:change text:change-id="ct94230987089072"/><text:change text:change-id="ct94230987088832"/><text:change text:change-id="ct94230987088592"/><text:change text:change-id="ct94230987088352"/><text:change text:change-id="ct94230987088112"/><text:change text:change-id="ct94230987087872"/><text:change text:change-id="ct94230987087632"/><text:change text:change-id="ct94230987087392"/><text:change text:change-id="ct94230987087152"/><text:change text:change-id="ct94230987086912"/><text:change text:change-id="ct94230987086672"/><text:change text:change-id="ct94230987086432"/><text:change text:change-id="ct94230987086192"/><text:change text:change-id="ct94230987085952"/><text:change text:change-id="ct94230987085712"/><text:change text:change-id="ct94230987085472"/><text:change text:change-id="ct94230987085232"/><text:change text:change-id="ct94230987084992"/><text:change text:change-id="ct94230987084752"/><text:change text:change-id="ct94230987084512"/><text:change text:change-id="ct94230987084272"/><text:change text:change-id="ct94230987084032"/><text:change text:change-id="ct94230987083792"/><text:change text:change-id="ct94230987083552"/><text:change text:change-id="ct94230987083312"/><text:change text:change-id="ct94230987083072"/><text:change text:change-id="ct94230987082832"/><text:change text:change-id="ct94230987082592"/><text:change text:change-id="ct94230987082352"/><text:change text:change-id="ct94230987082112"/><text:change text:change-id="ct94230987081872"/><text:change text:change-id="ct94230987081632"/><text:change text:change-id="ct94230987081392"/><text:change text:change-id="ct94230987081152"/><text:change text:change-id="ct94230987080912"/><text:change text:change-id="ct94230987054752"/><text:change text:change-id="ct94230987072480"/><text:change text:change-id="ct94230987061744"/><text:change text:change-id="ct94230987025232"/><text:change-start text:change-id="ct94230987155952"/>Selection Algorithm</text:p>
      <text:p text:style-name="P22"/>
      <text:p text:style-name="P16"><text:span text:style-name="T2">init_fields</text:span><text:span text:style-name="T24"> </text:span><text:span text:style-name="T35">(start of </text:span><text:span text:style-name="T34">night</text:span><text:span text:style-name="T35">)</text:span><text:span text:style-name="T2">:</text:span></text:p>
      <text:p text:style-name="P53"/>
      <text:p text:style-name="P51"><text:span text:style-name="T56">Initialize</text:span> field descriptors for every observation.</text:p>
      <text:p text:style-name="P52">Set n_observable <text:span text:style-name="T53">to number of doable fields.</text:span></text:p>
      <text:p text:style-name="P72"><text:s/></text:p>
      <text:p text:style-name="P25"><text:span text:style-name="T2">get_next_field </text:span><text:span text:style-name="T24">(each time a new observation is made):</text:span></text:p>
      <text:p text:style-name="P26"/>
      <text:p text:style-name="P81">Loop through the field descriptors of every planned observation in two passes. </text:p>
      <text:p text:style-name="P60"/>
      <text:p text:style-name="P73">Pass 1:</text:p>
      <text:p text:style-name="P73"/>
      <text:p text:style-name="P64"><text:soft-page-break/>update_field_status:</text:p>
      <text:p text:style-name="P21"><text:s/></text:p>
      <text:p text:style-name="P63"><text:s text:c="4"/>Set doable_flag=0 and status_code <text:span text:style-name="T108">t</text:span>o <text:span text:style-name="T77">“</text:span>not_doable<text:span text:style-name="T77">” for all fields satisfying any of the following:</text:span></text:p>
      <text:p text:style-name="P74"/>
      <text:p text:style-name="P74"><text:s text:c="4"/>-now completed (n_done = n_required)</text:p>
      <text:p text:style-name="P74"><text:s text:c="4"/>-outside observing limits</text:p>
      <text:p text:style-name="P74"><text:s text:c="4"/>-not ready to be re-exposed</text:p>
      <text:p text:style-name="P74"><text:s text:c="4"/></text:p>
      <text:p text:style-name="P134">Evaluate parameters to be used to select the next field:</text:p>
      <text:p text:style-name="P64"/>
      <text:p text:style-name="P93"><text:span text:style-name="T108">Indices of e</text:span>arliest <text:span text:style-name="T104">doable </text:span>fields meeting <text:span text:style-name="T108">specific</text:span> criteria:</text:p>
      <text:p text:style-name="P96"/>
      <text:p text:style-name="P101"><text:span text:style-name="T24">Field Index <text:s text:c="9"/></text:span><text:span text:style-name="T40">Field </text:span><text:span text:style-name="T24">Criterion <text:s text:c="19"/></text:span></text:p>
      <text:p text:style-name="P104"><text:span text:style-name="T2">i_min_do_now</text:span><text:span text:style-name="T24"> <text:s text:c="8"/>sky fields with do-now status</text:span></text:p>
      <text:p text:style-name="P104"><text:span text:style-name="T2">i_min_dark</text:span><text:span text:style-name="T24"> <text:s text:c="10"/>dark fields with do-now status</text:span></text:p>
      <text:p text:style-name="P104"><text:span text:style-name="T2">i_min_flat</text:span><text:span text:style-name="T24"> <text:s text:c="10"/>dome or sky flat</text:span></text:p>
      <text:p text:style-name="P97"/>
      <text:p text:style-name="P94"><text:span text:style-name="T108">T</text:span>allies of <text:span text:style-name="T105">doable </text:span>fields meeting <text:span text:style-name="T108">specific</text:span> criteria:</text:p>
      <text:p text:style-name="P97"/>
      <text:p text:style-name="P89"><text:span text:style-name="T97">Tally </text:span><text:span text:style-name="T99">Name</text:span><text:span text:style-name="T97"> <text:s text:c="3"/></text:span><text:span text:style-name="T96"><text:s text:c="7"/></text:span><text:span text:style-name="T100">Field </text:span><text:span text:style-name="T96">Criterion <text:s text:c="19"/></text:span></text:p>
      <text:p text:style-name="P102"><text:span text:style-name="T2">n_</text:span><text:span text:style-name="T16">ready</text:span><text:span text:style-name="T2">_</text:span><text:span text:style-name="T17">must_do</text:span><text:span text:style-name="T24"> <text:s text:c="5"/></text:span><text:span text:style-name="T36">ready status, must-do </text:span><text:span text:style-name="T46">survey </text:span><text:span text:style-name="T36">code </text:span></text:p>
      <text:p text:style-name="P88"><text:span text:style-name="T2">n_late_must_do</text:span><text:span text:style-name="T24"> <text:s text:c="6"/>too-late status, </text:span><text:span text:style-name="T37">must-do code</text:span></text:p>
      <text:p text:style-name="P91"><text:span text:style-name="T16">n_ready</text:span><text:span text:style-name="T36"> <text:s text:c="13"/>ready status, not must-do code</text:span></text:p>
      <text:p text:style-name="P92"><text:span text:style-name="T16">n_do_now</text:span><text:span text:style-name="T24"> <text:s text:c="12"/>do-now status, </text:span><text:span text:style-name="T46">any</text:span><text:span text:style-name="T37"> survey code</text:span></text:p>
      <text:p text:style-name="P87"><text:span text:style-name="T2">n_late</text:span><text:span text:style-name="T24"> <text:s text:c="14"/>too-late status</text:span></text:p>
      <text:p text:style-name="P111"/>
      <text:p text:style-name="P95"><text:span text:style-name="T108">M</text:span>inimum values <text:span text:style-name="T108">for parameters of</text:span> fields meeting specific criteria</text:p>
      <text:p text:style-name="P99"/>
      <text:p text:style-name="P90"><text:span text:style-name="T98">Minimum </text:span><text:span text:style-name="T99">Name </text:span><text:span text:style-name="T97"><text:s text:c="5"/></text:span><text:span text:style-name="T96"><text:s text:c="3"/></text:span><text:span text:style-name="T100">Field Parameter</text:span><text:span text:style-name="T96"> <text:s text:c="2"/></text:span><text:span text:style-name="T101">F</text:span><text:span text:style-name="T100">ield </text:span><text:span text:style-name="T98">Criterion</text:span><text:span text:style-name="T96"> <text:s text:c="11"/></text:span></text:p>
      <text:p text:style-name="P103"><text:span text:style-name="T2">n_left_min_</text:span><text:span text:style-name="T17">must_do</text:span><text:span text:style-name="T24"> <text:s/></text:span><text:span text:style-name="T36"><text:s/>n_remaining <text:s text:c="6"/>ready status, must-do </text:span><text:span text:style-name="T40">code</text:span></text:p>
      <text:p text:style-name="P92"><text:span text:style-name="T16">n_left_min</text:span><text:span text:style-name="T36"> <text:s text:c="10"/>n</text:span><text:span text:style-name="T40">_r</text:span><text:span text:style-name="T36">emaining <text:s text:c="6"/>ready status, not must-</text:span><text:span text:style-name="T40">do code</text:span></text:p>
      <text:p text:style-name="P100"/>
      <text:p text:style-name="P98"/>
      <text:p text:style-name="P59"><text:span text:style-name="T2">Pass 2</text:span><text:span text:style-name="T24">:</text:span></text:p>
      <text:p text:style-name="P61"/>
      <text:p text:style-name="P71"><text:span text:style-name="T24">Consider each of following criteria (in order) until one is found with matching doable fields. </text:span><text:span text:style-name="T46">Select the next field to observe from those matches. </text:span><text:span text:style-name="T42">For criteria </text:span><text:span text:style-name="T43">3, 4, and</text:span><text:span text:style-name="T42"> 5, select</text:span><text:span text:style-name="T24"> the</text:span><text:span text:style-name="T41"> field </text:span><text:span text:style-name="T46">that appears earliest in the</text:span><text:span text:style-name="T41"> obsplan. </text:span><text:span text:style-name="T42">For criteria </text:span><text:span text:style-name="T43">1, 2 and </text:span><text:span text:style-name="T42">7, choose the field with the </text:span><text:span text:style-name="T44">least</text:span><text:span text:style-name="T42"> time_left. </text:span><text:span text:style-name="T44">For criteria 8, choose the field with the most time left assuming (and exceeding 0). </text:span></text:p>
      <text:p text:style-name="P61"/>
      <text:p text:style-name="P66"><text:span text:style-name="T24">criterion 1: </text:span><text:span text:style-name="T18">status = </text:span><text:span text:style-name="T58">“ready” and survey_code = “must-do”</text:span></text:p>
      <text:p text:style-name="P62"/>
      <text:p text:style-name="P66"><text:span text:style-name="T65">C</text:span><text:span text:style-name="T24">riterion 2: </text:span><text:span text:style-name="T18">status = </text:span><text:span text:style-name="T58">“</text:span><text:span text:style-name="T57">too_late</text:span><text:span text:style-name="T58">” and survey_code = “must-do”</text:span><text:span text:style-name="T109">1</text:span></text:p>
      <text:p text:style-name="P75"/>
      <text:p text:style-name="P56"><text:span text:style-name="T106">Criterion 3: </text:span><text:span text:style-name="T19">status=</text:span><text:span text:style-name="T59">”do_now” and </text:span><text:span text:style-name="T60">shutter_code </text:span><text:span text:style-name="T61">=</text:span><text:span text:style-name="T60"> </text:span><text:span text:style-name="T59">dome, evening, or morning flat</text:span></text:p>
      <text:p text:style-name="P77"/>
      <text:p text:style-name="P56"><text:span text:style-name="T106">Criterion 4: </text:span><text:span text:style-name="T19">status=</text:span><text:span text:style-name="T59">”do_now” and </text:span><text:span text:style-name="T60">shutter</text:span><text:span text:style-name="T59">_code </text:span><text:span text:style-name="T61">=</text:span><text:span text:style-name="T59"> dark</text:span></text:p>
      <text:p text:style-name="P58"><text:change-end text:change-id="ct94230987155952"/></text:p>
      <text:p text:style-name="P57"><text:change-start text:change-id="ct94230987169648"/><text:span text:style-name="T106">Criterion </text:span><text:span text:style-name="T107">5</text:span><text:span text:style-name="T106">: </text:span><text:span text:style-name="T19">status=</text:span><text:span text:style-name="T59">”do_now” <text:s/></text:span><text:span text:style-name="T60">and not (dark or flat)</text:span></text:p>
      <text:p text:style-name="P78"/>
      <text:p text:style-name="P69"><text:span text:style-name="T80">C</text:span><text:span text:style-name="T77">riterion 6: </text:span><text:span text:style-name="T57">doable</text:span><text:span text:style-name="T77"> and paired with previously observed field</text:span><text:span text:style-name="T111">1,2</text:span><text:span text:style-name="T77"> </text:span></text:p>
      <text:p text:style-name="P65"/>
      <text:p text:style-name="P67"><text:span text:style-name="T24">criterion </text:span><text:span text:style-name="T42">7</text:span><text:span text:style-name="T24">: </text:span><text:span text:style-name="T18">status = </text:span><text:span text:style-name="T58">“ready” and survey_code </text:span><text:span text:style-name="T62">not</text:span><text:span text:style-name="T58"> “must-do”</text:span></text:p>
      <text:p text:style-name="P79"/>
      <text:p text:style-name="P68"><text:span text:style-name="T69">criterion </text:span><text:span text:style-name="T72">8</text:span><text:span text:style-name="T69">: </text:span><text:span text:style-name="T58">status = “</text:span><text:span text:style-name="T63">too_late</text:span><text:span text:style-name="T58">” and survey_code </text:span><text:span text:style-name="T64">not </text:span><text:span text:style-name="T58">“must-do”</text:span><text:span text:style-name="T110">1</text:span></text:p>
      <text:p text:style-name="P80"/>
      <text:p text:style-name="P82"><text:soft-page-break/><text:span text:style-name="T2">Notes</text:span>: </text:p>
      <text:p text:style-name="P83"><text:span text:style-name="T82"><text:s text:c="2"/>1.</text:span><text:span text:style-name="T67"> </text:span><text:span text:style-name="T74">the considered</text:span><text:span text:style-name="T73"> field</text:span><text:span text:style-name="T74">s</text:span><text:span text:style-name="T73"> will have </text:span><text:span text:style-name="T74">their</text:span><text:span text:style-name="T71"> exposure</text:span><text:span text:style-name="T68"> </text:span><text:span text:style-name="T70">interval </text:span><text:span text:style-name="T71">shortened so</text:span><text:span text:style-name="T68"> </text:span><text:span text:style-name="T71">that </text:span><text:span text:style-name="T70">completion_time = time_up </text:span><text:span text:style-name="T73">(all remaining exposures become observable)</text:span></text:p>
      <text:p text:style-name="P76"/>
      <text:p text:style-name="P70"><text:span text:style-name="T82"><text:s text:c="2"/>2.paired fields are consec</text:span><text:span text:style-name="T83">ut</text:span><text:span text:style-name="T82">ive fields </text:span><text:span text:style-name="T83">in</text:span><text:span text:style-name="T82"> the obsplan that are both sky exposures (shutter code “Y” ) and for which the separation in the sky parallel to the equator is less than a fixed interval (RA_STEP0 = <text:s/>0.05 deg). This is meant to fill the gaps between CCDs in the LSQ camera.</text:span></text:p>
      <text:p text:style-name="P78"><text:change-end text:change-id="ct94230987169648"/><text:change-start text:change-id="ct94230987177120"/></text:p>
      <text:p text:style-name="P78"><text:s text:c="2"/><text:change-end text:change-id="ct94230987177120"/></text:p>
      <text:p text:style-name="P120"><text:change text:change-id="ct94230987178528"/><text:change text:change-id="ct94230987178288"/><text:change text:change-id="ct94230987178048"/></text:p>
      <text:p text:style-name="P121"><text:change-start text:change-id="ct94230987179456"/><text:span text:style-name="T45">4</text:span><text:change-end text:change-id="ct94230987179456"/><text:change-start text:change-id="ct94230987179696"/><text:span text:style-name="T33">.</text:span><text:span text:style-name="T11"> Observ</text:span><text:span text:style-name="T20">ing Cadence</text:span><text:change-end text:change-id="ct94230987179696"/><text:change text:change-id="ct94230987179936"/></text:p>
      <text:p text:style-name="Preformatted_20_Text"/>
      <text:p text:style-name="Preformatted_20_Text"><text:change text:change-id="ct94230987181552"/>The cadence of the observations depends on the staging of 4 key <text:change text:change-id="ct94230987181792"/>operations:</text:p>
      <text:p text:style-name="Preformatted_20_Text"/>
      <text:p text:style-name="P33">(1) exposure time (time shutter is open).<text:change-start text:change-id="ct94230987142800"/></text:p>
      <text:p text:style-name="P32"><text:change-end text:change-id="ct94230987142800"/></text:p>
      <text:p text:style-name="P32">(2) image readout time (~20 sec for dual-amp readout, ~40 sec for <text:change text:change-id="ct94230987139360"/>single-amp readout).<text:change-start text:change-id="ct94230987147760"/></text:p>
      <text:p text:style-name="P32"><text:change-end text:change-id="ct94230987147760"/></text:p>
      <text:p text:style-name="P32">(3) transfer time of the image data from the controllers to the <text:change text:change-id="ct94230987138128"/>host computer (~5 sec).<text:change-start text:change-id="ct94230987130720"/></text:p>
      <text:p text:style-name="P32"><text:change-end text:change-id="ct94230987130720"/></text:p>
      <text:p text:style-name="P32">(4) the time to <text:change text:change-id="ct94230987133152"/><text:change-start text:change-id="ct94230986848496"/><text:span text:style-name="T117">re</text:span><text:change-end text:change-id="ct94230986848496"/>position the telescope and dome for the <text:change text:change-id="ct94230987184432"/>next<text:change text:change-id="ct94230987184672"/><text:change-start text:change-id="ct94230987184912"/> <text:change-end text:change-id="ct94230987184912"/>observation (<text:change text:change-id="ct94230987185152"/><text:change-start text:change-id="ct94230987185392"/><text:span text:style-name="T117">~</text:span><text:change-end text:change-id="ct94230987185392"/> 20 sec).</text:p>
      <text:p text:style-name="Preformatted_20_Text"/>
      <text:p text:style-name="P138"><text:change text:change-id="ct94230987186672"/><text:change-start text:change-id="ct94230987188976"/></text:p>
      <text:p text:style-name="P4">Three cadences are possible, but only cadence 1 <text:span text:style-name="T117">has been fully implemented</text:span>.</text:p>
      <text:p text:style-name="P4"/>
      <text:p text:style-name="P8"><text:change-end text:change-id="ct94230987188976"/><text:change-start text:change-id="ct94230987189216"/><text:span text:style-name="T2">ca</text:span><text:change-end text:change-id="ct94230987189216"/><text:change text:change-id="ct94230987117072"/><text:change-start text:change-id="ct94230987143728"/><text:span text:style-name="T2">dence 1. linear staging</text:span><text:change-end text:change-id="ct94230987143728"/></text:p>
      <text:p text:style-name="P109"><text:change-start text:change-id="ct94230987138896"/></text:p>
      <text:p text:style-name="Preformatted_20_Text"><text:s text:c="2"/><text:change-end text:change-id="ct94230987138896"/>The simplest way to stage the operations is one at a time. </text:p>
      <text:p text:style-name="P109"/>
      <text:p text:style-name="P109"><text:change text:change-id="ct94230987196928"/><text:change-start text:change-id="ct94230987197168"/><text:s text:c="5"/><text:change-end text:change-id="ct94230987197168"/>expose -&gt; readout -&gt; transfer -&gt; slew -&gt; ....</text:p>
      <text:p text:style-name="P108"/>
      <text:p text:style-name="P1"><text:change text:change-id="ct94230987198784"/><text:change-start text:change-id="ct94230987199024"/>cadence 2. Parallel slew<text:change-end text:change-id="ct94230987199024"/></text:p>
      <text:p text:style-name="Preformatted_20_Text"/>
      <text:p text:style-name="Preformatted_20_Text"><text:change-start text:change-id="ct94230987200640"/><text:s text:c="2"/><text:change-end text:change-id="ct94230987200640"/><text:change-start text:change-id="ct94230987200880"/><text:s/><text:change-end text:change-id="ct94230987200880"/>A faster cadence is achieved by<text:change text:change-id="ct94230987201120"/> staging the telescope slew <text:change text:change-id="ct94230987201600"/><text:change text:change-id="ct94230987201360"/><text:change-start text:change-id="ct94230987201840"/><text:span text:style-name="T117">in parallel with </text:span><text:change-end text:change-id="ct94230987201840"/><text:change text:change-id="ct94230987202320"/><text:change text:change-id="ct94230987202080"/>the image readout<text:change text:change-id="ct94230987202560"/><text:change-start text:change-id="ct94230987202800"/> <text:change-end text:change-id="ct94230987202800"/>and transfer<text:change-start text:change-id="ct94230987203040"/> <text:change-end text:change-id="ct94230987203040"/>:</text:p>
      <text:p text:style-name="Preformatted_20_Text"/>
      <text:p text:style-name="Preformatted_20_Text"><text:change-start text:change-id="ct94230987203280"/><text:s text:c="5"/><text:change-end text:change-id="ct94230987203280"/>expose -&gt; readout -&gt; transfer -&gt; exposure -&gt; readout -&gt; transfer -&gt; ...</text:p>
      <text:p text:style-name="Preformatted_20_Text"><text:s text:c="3"/><text:change-start text:change-id="ct94230987205584"/><text:s text:c="12"/><text:change-end text:change-id="ct94230987205584"/>slew <text:change-start text:change-id="ct94230987205824"/>--------------<text:change-end text:change-id="ct94230987205824"/><text:change-start text:change-id="ct94230987206064"/> <text:s text:c="15"/><text:change-end text:change-id="ct94230987206064"/>slew<text:change-start text:change-id="ct94230987206304"/> --------------<text:change-end text:change-id="ct94230987206304"/></text:p>
      <text:p text:style-name="P1"><text:change-start text:change-id="ct94230987207920"/></text:p>
      <text:p text:style-name="P1"><text:change-end text:change-id="ct94230987207920"/><text:change text:change-id="ct94230987208160"/><text:change-start text:change-id="ct94230987208400"/>cadence 3. Parallel slew and transfer<text:change-end text:change-id="ct94230987208400"/></text:p>
      <text:p text:style-name="Preformatted_20_Text"/>
      <text:p text:style-name="Preformatted_20_Text"><text:s text:c="4"/>The <text:s/>optimal cadence is achieved by parallel staging <text:change-start text:change-id="ct94230987210016"/><text:span text:style-name="T117">both </text:span><text:change-end text:change-id="ct94230987210016"/>sle<text:change-start text:change-id="ct94230987210256"/><text:span text:style-name="T117">w</text:span> <text:change-end text:change-id="ct94230987210256"/><text:change text:change-id="ct94230987210496"/><text:change-start text:change-id="ct94230987210736"/><text:span text:style-name="T117">and</text:span><text:change-end text:change-id="ct94230987210736"/><text:change text:change-id="ct94230987210976"/><text:change-start text:change-id="ct94230987211216"/> <text:change-end text:change-id="ct94230987211216"/>transfer<text:change text:change-id="ct94230987211456"/><text:change-start text:change-id="ct94230987211696"/> <text:change-end text:change-id="ct94230987211696"/>with readout and expose. This is possible because the camera controllers<text:change text:change-id="ct94230987212272"/><text:change-start text:change-id="ct94230987212848"/> <text:change-end text:change-id="ct94230987212848"/>have multiple buffers in memory allowing <text:change text:change-id="ct94230986892832"/>transfer of previously read<text:change text:change-id="ct94230986885408"/><text:change-start text:change-id="ct94230986886880"/> <text:change-end text:change-id="ct94230986886880"/>image data while new data are being<text:change-start text:change-id="ct94230986887248"/> <text:span text:style-name="T117">exposed and</text:span><text:change-end text:change-id="ct94230986887248"/><text:change text:change-id="ct94230986887920"/><text:change-start text:change-id="ct94230986889488"/> <text:change-end text:change-id="ct94230986889488"/>read out:</text:p>
      <text:p text:style-name="Preformatted_20_Text"/>
      <text:p text:style-name="Preformatted_20_Text"><text:change-start text:change-id="ct94230986889856"/><text:s text:c="5"/><text:change-end text:change-id="ct94230986889856"/>expose -&gt; readout -&gt; expose <text:change text:change-id="ct94230986891504"/>-&gt; readout -&gt; expose -&gt; readout -&gt; ...</text:p>
      <text:p text:style-name="P13"><text:s text:c="3"/><text:change-start text:change-id="ct94230986878112"/><text:s text:c="12"/><text:change-end text:change-id="ct94230986878112"/>slew <text:change text:change-id="ct94230986873856"/><text:change-start text:change-id="ct94230986876432"/>-----<text:change-end text:change-id="ct94230986876432"/> <text:s text:c="2"/><text:change text:change-id="ct94230987217568"/><text:change-start text:change-id="ct94230987217808"/><text:s/><text:change-end text:change-id="ct94230987217808"/><text:change text:change-id="ct94230987218048"/><text:s/><text:change-start text:change-id="ct94230987218288"/><text:s text:c="6"/><text:change-end text:change-id="ct94230987218288"/><text:change-start text:change-id="ct94230987218528"/>slew ----<text:change-end text:change-id="ct94230987218528"/><text:change text:change-id="ct94230987218768"/><text:change-start text:change-id="ct94230987219008"/> <text:s text:c="11"/><text:span text:style-name="T117">slew -----</text:span> <text:s text:c="10"/><text:change-end text:change-id="ct94230987219008"/><text:s/><text:change text:change-id="ct94230987219248"/></text:p>
      <text:p text:style-name="P13"><text:change-start text:change-id="ct94230987220176"/><text:s text:c="5"/>transfer-----------<text:change-end text:change-id="ct94230987220176"/><text:change-start text:change-id="ct94230987220416"/>- transfer-------<text:change-end text:change-id="ct94230987220416"/><text:change-start text:change-id="ct94230987220656"/>----- transfer--------------<text:change-end text:change-id="ct94230987220656"/></text:p>
      <text:p text:style-name="Preformatted_20_Text"><text:change text:change-id="ct94230987221824"/><text:change text:change-id="ct94230987221584"/><text:s/><text:change-start text:change-id="ct94231032424720"/></text:p>
      <text:p text:style-name="Preformatted_20_Text"/>
      <text:p text:style-name="P130"><text:soft-page-break/><text:span text:style-name="T47">5</text:span><text:span text:style-name="T33">.</text:span><text:span text:style-name="T11"> </text:span><text:span text:style-name="T21">Installation</text:span></text:p>
      <text:p text:style-name="P131"><text:span text:style-name="T21"/></text:p>
      <text:p text:style-name="P132"><text:span text:style-name="T2">Server Setup</text:span></text:p>
      <text:p text:style-name="P132"><text:span text:style-name="T2"/></text:p>
      <text:p text:style-name="P122"><text:span text:style-name="T2"><text:s/></text:span><text:change-end text:change-id="ct94231032424720"/><text:change-start text:change-id="ct94231036180880"/><text:span text:style-name="T24">Create two users, </text:span><text:span text:style-name="T65">“ls4” and “observer”. </text:span><text:span text:style-name="T76">Make the default shell “tcsh” for the observer user. </text:span><text:span text:style-name="T75">Only the “ls4” user will be able to edit the code and change <text:s/>the configuration parameters </text:span><text:change-end text:change-id="ct94231036180880"/><text:change-start text:change-id="ct94231033374336"/><text:span text:style-name="T65">Only </text:span><text:span text:style-name="T75">the </text:span><text:span text:style-name="T65"><text:s/>“observer” </text:span><text:span text:style-name="T75">user </text:span><text:span text:style-name="T65">will be able to run the </text:span><text:span text:style-name="T75">observing </text:span><text:span text:style-name="T65">code.</text:span></text:p>
      <text:p text:style-name="P122"><text:span text:style-name="T65"/></text:p>
      <text:p text:style-name="P122"><text:span text:style-name="T65"><text:s/>Create a</text:span><text:change-end text:change-id="ct94231033374336"/><text:change-start text:change-id="ct94231037172672"/><text:span text:style-name="T65"> data directory, “/data”, with subdirectory “observer” with read/right/ownership for user “obser</text:span><text:change-end text:change-id="ct94231037172672"/><text:change-start text:change-id="ct94231033506560"/><text:span text:style-name="T65">ver”.</text:span></text:p>
      <text:p text:style-name="P122"><text:span text:style-name="T65"/></text:p>
      <text:p text:style-name="P122"><text:span text:style-name="T65"><text:s/>Login as “ls4”. Create a directory (e.g. /</text:span><text:span text:style-name="T88">home/</text:span><text:span text:style-name="T89">ls4/</text:span><text:span text:style-name="T90">code</text:span><text:span text:style-name="T89"> ) for code respositories.</text:span></text:p>
      <text:p text:style-name="P123"><text:span text:style-name="T89">Install “</text:span><text:change-end text:change-id="ct94231033506560"/><text:change-start text:change-id="ct94231029596176"/><text:span text:style-name="T90">ls</text:span><text:change-end text:change-id="ct94231029596176"/><text:change-start text:change-id="ct94231023688464"/><text:span text:style-name="T90">4-scheduler”,”quest-src-lasilla”, and “ls4_control” from git hub. Follow the README instructions to compile. </text:span><text:span text:style-name="T91">Make sure the read/write/execute permissions for the code directory allow execution and reading by anyone, but writing only by the owner (“ls4). </text:span></text:p>
      <text:p text:style-name="P123"><text:span text:style-name="T90"/></text:p>
      <text:p text:style-name="P123"><text:span text:style-name="T90"><text:s text:c="2"/>Edit file “observer_setup.csh” in ls4-scheduler/observer_conf. Change the setting for “LS4_HOME” to path for the code repository setup above (e.g. “/home/ls4/code”).</text:span></text:p>
      <text:p text:style-name="P124"><text:span text:style-name="T91"/></text:p>
      <text:p text:style-name="P127"><text:span text:style-name="T89">Log in as “observer”. </text:span></text:p>
      <text:p text:style-name="P127"><text:span text:style-name="T92">Make sure observer is running the “tcsh” shell.</text:span></text:p>
      <text:p text:style-name="P125"><text:span text:style-name="T91">Copy observer_setup.csh to /home/observer</text:span></text:p>
      <text:p text:style-name="P125"><text:span text:style-name="T92">link </text:span><text:span text:style-name="T91">observer_dot_login to /home/observer/.login</text:span></text:p>
      <text:p text:style-name="P128"><text:span text:style-name="T91">S</text:span><text:span text:style-name="T89">ource home/observer/.login</text:span></text:p>
      <text:p text:style-name="P128"><text:span text:style-name="T89"/></text:p>
      <text:p text:style-name="P127"><text:span text:style-name="T92">E</text:span><text:span text:style-name="T89">xecute “observer_setup.csh”. This should create directory “~/bin” with links to all the code required for observing.</text:span></text:p>
      <text:p text:style-name="P126"><text:span text:style-name="T89"/></text:p>
      <text:p text:style-name="P126"><text:span text:style-name="T93">Configuration</text:span><text:span text:style-name="T89">:</text:span></text:p>
      <text:p text:style-name="P126"><text:span text:style-name="T89"/></text:p>
      <text:p text:style-name="P126"><text:span text:style-name="T89">All configurable parameters are set by </text:span><text:span text:style-name="T92">logging in as “ls4” and </text:span><text:span text:style-name="T89">editing “observer_</text:span><text:span text:style-name="T92">dot_login.</text:span></text:p>
      <text:p text:style-name="P126"><text:span text:style-name="T92"/></text:p>
      <text:p text:style-name="P124"><text:span text:style-name="T91"/></text:p>
      <text:p text:style-name="P124"><text:span text:style-name="T91"/></text:p>
      <text:p text:style-name="P124"><text:span text:style-name="T91"/></text:p>
      <text:p text:style-name="P124"><text:span text:style-name="T91"/></text:p>
      <text:p text:style-name="P124"><text:span text:style-name="T90"><text:line-break/></text:span></text:p>
      <text:p text:style-name="P122"><text:span text:style-name="T90"><text:s/></text:span><text:change-end text:change-id="ct9423102368846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9T12:03:41.040752469</dc:date>
    <meta:editing-duration>PT2H19M3S</meta:editing-duration>
    <meta:editing-cycles>29</meta:editing-cycles>
    <meta:generator>LibreOffice/7.1.8.1$Linux_X86_64 LibreOffice_project/10$Build-1</meta:generator>
    <meta:document-statistic meta:table-count="0" meta:image-count="0" meta:object-count="0" meta:page-count="6" meta:paragraph-count="169" meta:word-count="1474" meta:character-count="10041" meta:non-whitespace-character-count="8221"/>
  </office:meta>
</office:document-meta>
</file>